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MT" svg:font-family="'Arial MT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75in" fo:margin-right="1.9563in" fo:margin-top="0.052in" fo:margin-bottom="0in" style:contextual-spacing="false" fo:line-height="151%" fo:text-align="center" style:justify-single-word="false" style:page-number="auto"/>
    </style:style>
    <style:style style:name="P2" style:family="paragraph" style:parent-style-name="Text_20_body">
      <style:text-properties fo:font-size="15pt" fo:font-weight="bold" style:font-size-asian="15pt" style:font-weight-asian="bold"/>
    </style:style>
    <style:style style:name="P3" style:family="paragraph" style:parent-style-name="Text_20_body">
      <style:paragraph-properties fo:margin-top="0.0063in" fo:margin-bottom="0in" style:contextual-spacing="false"/>
      <style:text-properties fo:font-size="11.5pt" fo:font-weight="bold" style:font-size-asian="11.5pt" style:font-weight-asian="bold"/>
    </style:style>
    <style:style style:name="P4" style:family="paragraph" style:parent-style-name="Standard">
      <style:paragraph-properties fo:margin-left="1.7457in" fo:margin-right="1.9563in" fo:text-align="center" style:justify-single-word="false"/>
    </style:style>
    <style:style style:name="P5" style:family="paragraph" style:parent-style-name="Text_20_body">
      <style:paragraph-properties fo:margin-top="0.002in" fo:margin-bottom="0in" style:contextual-spacing="false"/>
      <style:text-properties fo:font-size="13pt" fo:font-weight="bold" style:font-size-asian="13pt" style:font-weight-asian="bold"/>
    </style:style>
    <style:style style:name="P6" style:family="paragraph" style:parent-style-name="Text_20_body">
      <style:text-properties fo:font-size="24pt" fo:font-weight="bold" style:font-size-asian="24pt" style:font-weight-asian="bold"/>
    </style:style>
    <style:style style:name="P7" style:family="paragraph" style:parent-style-name="Text_20_body">
      <style:paragraph-properties fo:margin-top="0.0016in" fo:margin-bottom="0in" style:contextual-spacing="false"/>
      <style:text-properties fo:font-size="19.5pt" fo:font-weight="bold" style:font-size-asian="19.5pt" style:font-weight-asian="bold"/>
    </style:style>
    <style:style style:name="P8" style:family="paragraph" style:parent-style-name="Standard">
      <style:paragraph-properties fo:margin-left="1.75in" fo:margin-right="1.9535in" fo:text-align="center" style:justify-single-word="false"/>
    </style:style>
    <style:style style:name="P9" style:family="paragraph" style:parent-style-name="Text_20_body">
      <style:text-properties fo:font-size="15pt" style:font-size-asian="15pt"/>
    </style:style>
    <style:style style:name="P10" style:family="paragraph" style:parent-style-name="Text_20_body">
      <style:paragraph-properties fo:margin-top="0.0016in" fo:margin-bottom="0in" style:contextual-spacing="false"/>
      <style:text-properties fo:font-size="22pt" style:font-size-asian="22pt"/>
    </style:style>
    <style:style style:name="P11" style:family="paragraph" style:parent-style-name="Standard">
      <style:paragraph-properties fo:margin-left="1.75in" fo:margin-right="1.9535in" fo:margin-top="0.0008in" fo:margin-bottom="0in" style:contextual-spacing="false" fo:text-align="center" style:justify-single-word="false"/>
    </style:style>
    <style:style style:name="P12" style:family="paragraph" style:parent-style-name="Standard">
      <style:paragraph-properties fo:margin-left="1.75in" fo:margin-right="1.9555in" fo:margin-top="0.1201in" fo:margin-bottom="0in" style:contextual-spacing="false" fo:text-align="center" style:justify-single-word="false"/>
    </style:style>
    <style:style style:name="P13" style:family="paragraph" style:parent-style-name="Text_20_body" style:master-page-name="Converted1">
      <style:paragraph-properties style:page-number="auto"/>
      <style:text-properties fo:font-size="10pt" fo:font-weight="bold" style:font-size-asian="10pt" style:font-weight-asian="bold"/>
    </style:style>
    <style:style style:name="P14" style:family="paragraph">
      <loext:graphic-properties draw:fill="solid" draw:fill-color="#000000"/>
      <style:paragraph-properties fo:text-align="start"/>
      <style:text-properties fo:font-size="18pt"/>
    </style:style>
    <style:style style:name="P15" style:family="paragraph" style:parent-style-name="Text_20_body">
      <style:paragraph-properties fo:margin-top="0.0063in" fo:margin-bottom="0in" style:contextual-spacing="false"/>
      <style:text-properties fo:font-size="11pt" fo:font-weight="bold" style:font-size-asian="11pt" style:font-weight-asian="bold"/>
    </style:style>
    <style:style style:name="P16" style:family="paragraph" style:parent-style-name="Standard">
      <style:paragraph-properties fo:margin-left="0.0693in"/>
    </style:style>
    <style:style style:name="P17" style:family="paragraph" style:parent-style-name="Contents_20_1">
      <style:paragraph-properties>
        <style:tab-stops>
          <style:tab-stop style:position="0.5264in"/>
          <style:tab-stop style:position="6.611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0.7638in"/>
          <style:tab-stop style:position="6.611in" style:type="right" style:leader-style="dotted" style:leader-text="."/>
        </style:tab-stops>
      </style:paragraph-properties>
    </style:style>
    <style:style style:name="P19" style:family="paragraph" style:parent-style-name="Heading_20_1" style:list-style-name="WWNum3" style:master-page-name="Converted2">
      <style:paragraph-properties fo:margin-left="0.2693in" fo:text-indent="-0.2008in" style:auto-text-indent="false" style:page-number="3">
        <style:tab-stops>
          <style:tab-stop style:position="0.2701in"/>
        </style:tab-stops>
      </style:paragraph-properties>
    </style:style>
    <style:style style:name="P20" style:family="paragraph" style:parent-style-name="Text_20_body">
      <style:paragraph-properties fo:margin-top="0.0008in" fo:margin-bottom="0in" style:contextual-spacing="false"/>
      <style:text-properties fo:font-weight="bold" style:font-weight-asian="bold"/>
    </style:style>
    <style:style style:name="P21" style:family="paragraph" style:parent-style-name="Heading_20_2" style:list-style-name="WWNum3">
      <style:paragraph-properties fo:margin-left="0.3665in" fo:text-indent="-0.298in" style:auto-text-indent="false">
        <style:tab-stops>
          <style:tab-stop style:position="0.3673in"/>
        </style:tab-stops>
      </style:paragraph-properties>
    </style:style>
    <style:style style:name="P22" style:family="paragraph" style:parent-style-name="Text_20_body">
      <style:text-properties fo:font-size="11pt" fo:font-weight="bold" style:font-size-asian="11pt" style:font-weight-asian="bold"/>
    </style:style>
    <style:style style:name="P23" style:family="paragraph" style:parent-style-name="Text_20_body">
      <style:paragraph-properties fo:margin-top="0.0035in" fo:margin-bottom="0in" style:contextual-spacing="false"/>
      <style:text-properties fo:font-size="16.5pt" style:font-size-asian="16.5pt"/>
    </style:style>
    <style:style style:name="P24" style:family="paragraph" style:parent-style-name="Heading_20_2" style:list-style-name="WWNum3">
      <style:paragraph-properties fo:margin-left="0.3665in" fo:margin-top="0.0008in" fo:margin-bottom="0in" style:contextual-spacing="false" fo:text-indent="-0.298in" style:auto-text-indent="false">
        <style:tab-stops>
          <style:tab-stop style:position="0.3673in"/>
        </style:tab-stops>
      </style:paragraph-properties>
    </style:style>
    <style:style style:name="P25" style:family="paragraph" style:parent-style-name="Text_20_body">
      <style:paragraph-properties fo:margin-top="0.0008in" fo:margin-bottom="0in" style:contextual-spacing="false"/>
      <style:text-properties fo:font-size="10.5pt" fo:font-weight="bold" style:font-size-asian="10.5pt" style:font-weight-asian="bold"/>
    </style:style>
    <style:style style:name="P26" style:family="paragraph" style:parent-style-name="Text_20_body">
      <style:text-properties officeooo:paragraph-rsid="000b873d"/>
    </style:style>
    <style:style style:name="P27" style:family="paragraph" style:parent-style-name="Text_20_body">
      <style:paragraph-properties fo:margin-top="0.0043in" fo:margin-bottom="0in" style:contextual-spacing="false"/>
      <style:text-properties fo:font-size="10.5pt" fo:font-weight="bold" style:font-size-asian="10.5pt" style:font-weight-asian="bold"/>
    </style:style>
    <style:style style:name="P28" style:family="paragraph" style:parent-style-name="Text_20_body">
      <style:paragraph-properties fo:margin-left="0.0693in" fo:margin-right="5.072in" fo:line-height="151%"/>
    </style:style>
    <style:style style:name="P29" style:family="paragraph" style:parent-style-name="Text_20_body">
      <style:paragraph-properties fo:margin-left="0.0693in" fo:margin-right="5.6043in" fo:line-height="150%"/>
    </style:style>
    <style:style style:name="P30" style:family="paragraph" style:parent-style-name="Text_20_body">
      <style:text-properties fo:font-size="13pt" style:font-size-asian="13pt"/>
    </style:style>
    <style:style style:name="P31" style:family="paragraph" style:parent-style-name="Text_20_body">
      <style:paragraph-properties fo:margin-top="0.0028in" fo:margin-bottom="0in" style:contextual-spacing="false"/>
      <style:text-properties fo:font-size="10pt" style:font-size-asian="10pt"/>
    </style:style>
    <style:style style:name="P32" style:family="paragraph" style:parent-style-name="Text_20_body">
      <style:paragraph-properties fo:margin-top="0.0071in" fo:margin-bottom="0in" style:contextual-spacing="false"/>
      <style:text-properties fo:font-size="10.5pt" fo:font-weight="bold" style:font-size-asian="10.5pt" style:font-weight-asian="bold"/>
    </style:style>
    <style:style style:name="P33" style:family="paragraph" style:parent-style-name="Text_20_body">
      <style:paragraph-properties fo:margin-left="0.0693in" fo:margin-right="5.5484in" fo:line-height="150%"/>
      <style:text-properties officeooo:rsid="000b873d" officeooo:paragraph-rsid="000b873d"/>
    </style:style>
    <style:style style:name="P34" style:family="paragraph" style:parent-style-name="Text_20_body">
      <style:paragraph-properties fo:margin-left="0.0693in" fo:margin-right="5.2252in" fo:margin-top="0.002in" fo:margin-bottom="0in" style:contextual-spacing="false" fo:line-height="150%"/>
    </style:style>
    <style:style style:name="P35" style:family="paragraph" style:parent-style-name="Heading_20_1" style:list-style-name="WWNum3" style:master-page-name="Converted3">
      <style:paragraph-properties fo:margin-left="0.2693in" fo:text-indent="-0.2008in" style:auto-text-indent="false" style:page-number="auto">
        <style:tab-stops>
          <style:tab-stop style:position="0.2701in"/>
        </style:tab-stops>
      </style:paragraph-properties>
    </style:style>
    <style:style style:name="P36" style:family="paragraph" style:parent-style-name="Text_20_body">
      <style:paragraph-properties fo:margin-top="0.0008in" fo:margin-bottom="0in" style:contextual-spacing="false" fo:line-height="150%" fo:text-align="justify" style:justify-single-word="false"/>
    </style:style>
    <style:style style:name="P37" style:family="paragraph" style:parent-style-name="Text_20_body">
      <style:paragraph-properties fo:margin-top="0.002in" fo:margin-bottom="0in" style:contextual-spacing="false" fo:line-height="150%" fo:text-align="justify" style:justify-single-word="false"/>
    </style:style>
    <style:style style:name="P38" style:family="paragraph" style:parent-style-name="Text_20_body">
      <style:paragraph-properties fo:margin-right="0.2717in" fo:line-height="150%" fo:text-align="justify" style:justify-single-word="false"/>
    </style:style>
    <style:style style:name="P39" style:family="paragraph" style:parent-style-name="Heading_20_1" style:list-style-name="WWNum3" style:master-page-name="Converted4">
      <style:paragraph-properties style:page-number="auto">
        <style:tab-stops>
          <style:tab-stop style:position="0.2701in"/>
        </style:tab-stops>
      </style:paragraph-properties>
    </style:style>
    <style:style style:name="P40" style:family="paragraph" style:parent-style-name="Text_20_body">
      <style:paragraph-properties fo:margin-top="0.0016in" fo:margin-bottom="0in" style:contextual-spacing="false" fo:line-height="150%" fo:text-align="justify" style:justify-single-word="false"/>
    </style:style>
    <style:style style:name="P41" style:family="paragraph" style:parent-style-name="Text_20_body">
      <style:paragraph-properties fo:margin-top="0.0035in" fo:margin-bottom="0in" style:contextual-spacing="false" fo:line-height="150%" fo:text-align="justify" style:justify-single-word="false"/>
    </style:style>
    <style:style style:name="P42" style:family="paragraph" style:parent-style-name="Heading_20_2">
      <style:paragraph-properties fo:margin-left="0.3665in" fo:text-indent="-0.298in" style:auto-text-indent="false">
        <style:tab-stops>
          <style:tab-stop style:position="0.3673in"/>
        </style:tab-stops>
      </style:paragraph-properties>
      <style:text-properties officeooo:paragraph-rsid="000d7d06"/>
    </style:style>
    <style:style style:name="P43" style:family="paragraph" style:parent-style-name="Text_20_body">
      <style:paragraph-properties fo:margin-left="0.0693in"/>
    </style:style>
    <style:style style:name="P44" style:family="paragraph" style:parent-style-name="List_20_Paragraph" style:list-style-name="WWNum1">
      <style:paragraph-properties fo:margin-top="0.0953in" fo:margin-bottom="0in" style:contextual-spacing="false">
        <style:tab-stops>
          <style:tab-stop style:position="0.5701in"/>
        </style:tab-stops>
      </style:paragraph-properties>
    </style:style>
    <style:style style:name="P45" style:family="paragraph" style:parent-style-name="List_20_Paragraph" style:list-style-name="WWNum1">
      <style:paragraph-properties fo:margin-top="0.0984in" fo:margin-bottom="0in" style:contextual-spacing="false">
        <style:tab-stops>
          <style:tab-stop style:position="0.5701in"/>
        </style:tab-stops>
      </style:paragraph-properties>
    </style:style>
    <style:style style:name="P46" style:family="paragraph" style:parent-style-name="Text_20_body">
      <style:text-properties fo:font-size="10pt" style:font-size-asian="10pt"/>
    </style:style>
    <style:style style:name="P47" style:family="paragraph" style:parent-style-name="Text_20_body">
      <style:paragraph-properties fo:margin-top="0.0043in" fo:margin-bottom="0in" style:contextual-spacing="false"/>
    </style:style>
    <style:style style:name="P48" style:family="paragraph" style:parent-style-name="Text_20_body">
      <style:paragraph-properties fo:margin-left="0.0693in" fo:margin-right="0.0189in" fo:margin-top="0.0626in" fo:margin-bottom="0in" style:contextual-spacing="false" fo:line-height="147%"/>
    </style:style>
    <style:style style:name="P49" style:family="paragraph" style:parent-style-name="Text_20_body">
      <style:paragraph-properties fo:margin-left="0.0693in" fo:margin-top="0in" fo:margin-bottom="0in" style:contextual-spacing="false" fo:break-before="column"/>
    </style:style>
    <style:style style:name="P50" style:family="paragraph" style:parent-style-name="Text_20_body">
      <style:paragraph-properties fo:margin-left="0.0693in" fo:margin-top="0.0953in" fo:margin-bottom="0in" style:contextual-spacing="false"/>
    </style:style>
    <style:style style:name="P51" style:family="paragraph" style:parent-style-name="Text_20_body">
      <style:paragraph-properties fo:margin-top="0.0016in" fo:margin-bottom="0in" style:contextual-spacing="false"/>
    </style:style>
    <style:style style:name="P52" style:family="paragraph" style:parent-style-name="Standard">
      <style:paragraph-properties fo:margin-left="0.0728in" fo:line-height="0.0138in">
        <style:tab-stops>
          <style:tab-stop style:position="4.2902in"/>
        </style:tab-stops>
      </style:paragraph-properties>
    </style:style>
    <style:style style:name="P53" style:family="paragraph">
      <loext:graphic-properties draw:fill="none"/>
      <style:paragraph-properties fo:text-align="start"/>
      <style:text-properties fo:font-size="11pt"/>
    </style:style>
    <style:style style:name="P54" style:family="paragraph" style:parent-style-name="Standard">
      <style:paragraph-properties fo:margin-left="0.0728in" fo:line-height="0.0138in">
        <style:tab-stops>
          <style:tab-stop style:position="4.2902in"/>
        </style:tab-stops>
      </style:paragraph-properties>
      <style:text-properties fo:font-size="1pt" style:font-size-asian="1pt" style:font-size-complex="1pt"/>
    </style:style>
    <style:style style:name="P55" style:family="paragraph" style:parent-style-name="Frame_20_contents">
      <style:paragraph-properties fo:margin-left="0.0417in" fo:margin-top="0.0102in" fo:margin-bottom="0in" style:contextual-spacing="false"/>
    </style:style>
    <style:style style:name="P56" style:family="paragraph">
      <loext:graphic-properties draw:fill="none"/>
      <style:paragraph-properties fo:text-align="start"/>
      <style:text-properties fo:font-size="18pt"/>
    </style:style>
    <style:style style:name="P57" style:family="paragraph" style:parent-style-name="Frame_20_contents">
      <style:paragraph-properties fo:margin-left="0.0138in" fo:margin-top="0.0146in" fo:margin-bottom="0in" style:contextual-spacing="false"/>
    </style:style>
    <style:style style:name="P58" style:family="paragraph" style:parent-style-name="Frame_20_contents">
      <style:paragraph-properties fo:margin-left="0.0138in" fo:margin-top="0.0091in" fo:margin-bottom="0in" style:contextual-spacing="false"/>
    </style:style>
    <style:style style:name="P59" style:family="paragraph" style:parent-style-name="Frame_20_contents">
      <style:paragraph-properties fo:margin-left="0.0138in" fo:margin-top="0.0091in" fo:margin-bottom="0in" style:contextual-spacing="false"/>
      <style:text-properties officeooo:rsid="000d7d06" officeooo:paragraph-rsid="000d7d06"/>
    </style:style>
    <style:style style:name="P60" style:family="paragraph" style:parent-style-name="Frame_20_contents">
      <style:paragraph-properties fo:margin-left="0.0138in" fo:margin-top="0.0091in" fo:margin-bottom="0in" style:contextual-spacing="false"/>
      <style:text-properties officeooo:rsid="000b873d" officeooo:paragraph-rsid="000b873d"/>
    </style:style>
    <style:style style:name="P61" style:family="paragraph" style:parent-style-name="Frame_20_contents">
      <style:paragraph-properties fo:margin-left="0.0138in" fo:margin-top="0.0091in" fo:margin-bottom="0in" style:contextual-spacing="false"/>
      <style:text-properties fo:font-size="10pt" style:font-size-asian="10pt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letter-spacing="-0.0047in" fo:font-weight="bold" style:font-size-asian="14pt" style:font-weight-asian="bold"/>
    </style:style>
    <style:style style:name="T3" style:family="text">
      <style:text-properties fo:font-size="14pt" fo:letter-spacing="-0.0035in" fo:font-weight="bold" style:font-size-asian="14pt" style:font-weight-asian="bold"/>
    </style:style>
    <style:style style:name="T4" style:family="text">
      <style:text-properties fo:font-size="14pt" fo:letter-spacing="-0.0028in" fo:font-weight="bold" style:font-size-asian="14pt" style:font-weight-asian="bold"/>
    </style:style>
    <style:style style:name="T5" style:family="text">
      <style:text-properties fo:font-size="14pt" fo:letter-spacing="-0.0465in" fo:font-weight="bold" style:font-size-asian="14pt" style:font-weight-asian="bold"/>
    </style:style>
    <style:style style:name="T6" style:family="text">
      <style:text-properties fo:font-size="14pt" fo:letter-spacing="0.0008in" fo:font-weight="bold" style:font-size-asian="14pt" style:font-weight-asian="bold"/>
    </style:style>
    <style:style style:name="T7" style:family="text">
      <style:text-properties fo:font-size="15pt" fo:font-weight="bold" style:font-size-asian="15pt" style:font-weight-asian="bold"/>
    </style:style>
    <style:style style:name="T8" style:family="text">
      <style:text-properties fo:font-size="11.5pt" fo:font-weight="bold" style:font-size-asian="11.5pt" style:font-weight-asian="bold"/>
    </style:style>
    <style:style style:name="T9" style:family="text">
      <style:text-properties fo:font-size="13pt" fo:font-weight="bold" style:font-size-asian="13pt" style:font-weight-asian="bold"/>
    </style:style>
    <style:style style:name="T10" style:family="text">
      <style:text-properties officeooo:rsid="000b873d"/>
    </style:style>
    <style:style style:name="T11" style:family="text">
      <style:text-properties fo:font-size="24pt" fo:font-weight="bold" style:font-size-asian="24pt" style:font-weight-asian="bold"/>
    </style:style>
    <style:style style:name="T12" style:family="text">
      <style:text-properties fo:font-size="19.5pt" fo:font-weight="bold" style:font-size-asian="19.5pt" style:font-weight-asian="bold"/>
    </style:style>
    <style:style style:name="T13" style:family="text">
      <style:text-properties fo:font-size="14pt" style:font-size-asian="14pt"/>
    </style:style>
    <style:style style:name="T14" style:family="text">
      <style:text-properties fo:font-size="14pt" fo:letter-spacing="-0.0016in" fo:font-weight="bold" style:font-size-asian="14pt" style:font-weight-asian="bold"/>
    </style:style>
    <style:style style:name="T15" style:family="text">
      <style:text-properties fo:font-size="15pt" style:font-size-asian="15pt"/>
    </style:style>
    <style:style style:name="T16" style:family="text">
      <style:text-properties fo:font-size="22pt" style:font-size-asian="22pt"/>
    </style:style>
    <style:style style:name="T17" style:family="text">
      <style:text-properties fo:font-size="14pt" fo:letter-spacing="-0.0043in" fo:font-weight="bold" style:font-size-asian="14pt" style:font-weight-asian="bold"/>
    </style:style>
    <style:style style:name="T18" style:family="text">
      <style:text-properties fo:font-size="14pt" fo:letter-spacing="-0.002in" fo:font-weight="bold" style:font-size-asian="14pt" style:font-weight-asian="bold"/>
    </style:style>
    <style:style style:name="T19" style:family="text">
      <style:text-properties fo:font-size="14pt" fo:letter-spacing="-0.002in" fo:font-weight="bold" officeooo:rsid="000b873d" style:font-size-asian="14pt" style:font-weight-asian="bold"/>
    </style:style>
    <style:style style:name="T20" style:family="text">
      <style:text-properties fo:font-size="14pt" fo:font-weight="bold" officeooo:rsid="000b873d" style:font-size-asian="14pt" style:font-weight-asian="bold"/>
    </style:style>
    <style:style style:name="T21" style:family="text">
      <style:text-properties fo:font-size="10pt" fo:font-weight="bold" style:font-size-asian="10pt" style:font-weight-asian="bold"/>
    </style:style>
    <style:style style:name="T22" style:family="text">
      <style:text-properties fo:font-size="11pt" fo:font-weight="bold" style:font-size-asian="11pt" style:font-weight-asian="bold"/>
    </style:style>
    <style:style style:name="T23" style:family="text">
      <style:text-properties fo:font-size="12pt" fo:font-weight="bold" style:font-size-asian="12pt" style:font-weight-asian="bold"/>
    </style:style>
    <style:style style:name="T24" style:family="text">
      <style:text-properties style:font-name="Calibri" fo:font-size="11pt" fo:language="hr" fo:country="HR" style:font-name-asian="F" style:font-size-asian="11pt" style:language-asian="hr" style:country-asian="HR" style:font-name-complex="F" style:font-size-complex="11pt"/>
    </style:style>
    <style:style style:name="T25" style:family="text">
      <style:text-properties style:text-scale="99%"/>
    </style:style>
    <style:style style:name="T26" style:family="text">
      <style:text-properties fo:letter-spacing="-0.0118in"/>
    </style:style>
    <style:style style:name="T27" style:family="text">
      <style:text-properties text:display="true"/>
    </style:style>
    <style:style style:name="T28" style:family="text">
      <style:text-properties fo:letter-spacing="-0.0047in"/>
    </style:style>
    <style:style style:name="T29" style:family="text">
      <style:text-properties fo:letter-spacing="-0.0043in"/>
    </style:style>
    <style:style style:name="T30" style:family="text">
      <style:text-properties fo:letter-spacing="-0.0008in"/>
    </style:style>
    <style:style style:name="T31" style:family="text">
      <style:text-properties fo:letter-spacing="-0.0075in"/>
    </style:style>
    <style:style style:name="T32" style:family="text">
      <style:text-properties fo:letter-spacing="-0.002in"/>
    </style:style>
    <style:style style:name="T33" style:family="text">
      <style:text-properties fo:letter-spacing="-0.0055in"/>
    </style:style>
    <style:style style:name="T34" style:family="text">
      <style:text-properties fo:letter-spacing="-0.0035in"/>
    </style:style>
    <style:style style:name="T35" style:family="text">
      <style:text-properties fo:letter-spacing="-0.0016in"/>
    </style:style>
    <style:style style:name="T36" style:family="text">
      <style:text-properties fo:font-weight="bold" style:font-weight-asian="bold"/>
    </style:style>
    <style:style style:name="T37" style:family="text">
      <style:text-properties fo:font-size="13pt" style:font-size-asian="13pt"/>
    </style:style>
    <style:style style:name="T38" style:family="text">
      <style:text-properties fo:font-size="16.5pt" style:font-size-asian="16.5pt"/>
    </style:style>
    <style:style style:name="T39" style:family="text">
      <style:text-properties fo:font-size="10.5pt" fo:font-weight="bold" style:font-size-asian="10.5pt" style:font-weight-asian="bold"/>
    </style:style>
    <style:style style:name="T40" style:family="text">
      <style:text-properties fo:font-size="13pt" officeooo:rsid="000b873d" style:font-size-asian="13pt"/>
    </style:style>
    <style:style style:name="T41" style:family="text">
      <style:text-properties fo:letter-spacing="-0.0398in"/>
    </style:style>
    <style:style style:name="T42" style:family="text">
      <style:text-properties fo:font-size="10pt" style:font-size-asian="10pt"/>
    </style:style>
    <style:style style:name="T43" style:family="text">
      <style:text-properties fo:language="hr" fo:country="HR"/>
    </style:style>
    <style:style style:name="T44" style:family="text">
      <style:text-properties fo:letter-spacing="0.0035in"/>
    </style:style>
    <style:style style:name="T45" style:family="text">
      <style:text-properties fo:letter-spacing="0.0008in"/>
    </style:style>
    <style:style style:name="T46" style:family="text">
      <style:text-properties officeooo:rsid="000d7d06"/>
    </style:style>
    <style:style style:name="T47" style:family="text">
      <style:text-properties fo:font-size="15.5pt" style:font-size-asian="15.5pt"/>
    </style:style>
    <style:style style:name="T48" style:family="text">
      <style:text-properties fo:font-size="10.5pt" style:font-size-asian="10.5pt"/>
    </style:style>
    <style:style style:name="T49" style:family="text">
      <style:text-properties fo:letter-spacing="0.0016in"/>
    </style:style>
    <style:style style:name="T50" style:family="text">
      <style:text-properties fo:font-size="12pt" style:font-size-asian="12pt"/>
    </style:style>
    <style:style style:name="T51" style:family="text">
      <style:text-properties fo:font-size="12pt" fo:letter-spacing="-0.0028in" style:font-size-asian="12pt"/>
    </style:style>
    <style:style style:name="T52" style:family="text">
      <style:text-properties fo:font-size="12pt" fo:letter-spacing="-0.0043in" style:font-size-asian="12pt"/>
    </style:style>
    <style:style style:name="T53" style:family="text">
      <style:text-properties fo:font-size="12pt" fo:letter-spacing="-0.0035in" style:font-size-asian="12pt"/>
    </style:style>
    <style:style style:name="T54" style:family="text">
      <style:text-properties fo:letter-spacing="-0.0398in" officeooo:rsid="000d7d06"/>
    </style:style>
    <style:style style:name="T55" style:family="text">
      <style:text-properties fo:font-size="1pt" style:font-size-asian="1pt" style:font-size-complex="1pt"/>
    </style:style>
    <style:style style:name="T56" style:family="text">
      <style:text-properties fo:font-size="1pt" style:font-size-asian="1pt"/>
    </style:style>
    <style:style style:name="T57" style:family="text">
      <style:text-properties style:font-name="Arial MT" fo:font-size="10pt" style:font-size-asian="10pt"/>
    </style:style>
    <style:style style:name="T58" style:family="text">
      <style:text-properties style:font-name="Symbol" fo:font-size="10pt" style:font-size-asian="10pt"/>
    </style:style>
    <style:style style:name="T59" style:family="text">
      <style:text-properties style:font-name="Arial MT" fo:font-size="10pt" fo:letter-spacing="-0.002in" style:font-size-asian="10pt"/>
    </style:style>
    <style:style style:name="T60" style:family="text">
      <style:text-properties style:font-name="Arial MT" fo:font-size="10pt" officeooo:rsid="000d7d06" style:font-size-asian="10pt"/>
    </style:style>
    <style:style style:name="T61" style:family="text">
      <style:text-properties fo:font-size="10pt" fo:letter-spacing="-0.0028in" style:font-size-asian="10pt"/>
    </style:style>
    <style:style style:name="T62" style:family="text">
      <style:text-properties fo:font-size="10pt" fo:language="en" fo:country="US" style:font-size-asian="10pt"/>
    </style:style>
    <style:style style:name="T63" style:family="text">
      <style:text-properties style:font-name="Arial MT" fo:font-size="10pt" officeooo:rsid="000b873d" style:font-size-asian="10pt"/>
    </style:style>
    <style:style style:name="T64" style:family="text">
      <style:text-properties fo:font-size="10pt" fo:letter-spacing="0.002in" style:font-size-asian="10pt"/>
    </style:style>
    <style:style style:name="T65" style:family="text">
      <style:text-properties fo:font-size="10pt" officeooo:rsid="000b873d" style:font-size-asian="10pt"/>
    </style:style>
    <style:style style:name="T66" style:family="text">
      <style:text-properties fo:font-size="10pt" fo:letter-spacing="-0.0063in" style:font-size-asian="10pt"/>
    </style:style>
    <style:style style:name="T67" style:family="text">
      <style:text-properties fo:font-size="10pt" fo:letter-spacing="-0.0035in" style:font-size-asian="10pt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>
          <style:column style:rel-width="27208*" fo:start-indent="0in" fo:end-indent="1.4717in"/>
          <style:column style:rel-width="38327*" fo:start-indent="1.4717in" fo:end-indent="0in"/>
        </style:columns>
      </style:section-properties>
    </style:style>
    <style:style style:name="gr1" style:family="graphic">
      <style:graphic-properties draw:stroke="none" svg:stroke-width="0in" draw:fill="solid" draw:fill-color="#000000" draw:textarea-vertical-align="top" draw:auto-grow-height="false" fo:min-height="0in" fo:min-width="6.3516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loext:decorative="false" fo:margin-left="0.0138in" fo:margin-right="0.0071in" fo:margin-top="0.0075in" fo:margin-bottom="0.0063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071in" svg:stroke-color="#000000" draw:stroke-linejoin="round" draw:fill="none" loext:fill-use-slide-background="false" draw:textarea-horizontal-align="center" draw:textarea-vertical-align="top" draw:auto-grow-height="false" fo:padding-top="0in" fo:padding-bottom="0in" fo:padding-left="0in" fo:padding-right="0in" fo:wrap-option="wrap" loext:decorative="false" style:run-through="foreground"/>
    </style:style>
    <style:style style:name="gr4" style:family="graphic">
      <style:graphic-properties loext:decorative="false" fo:margin-left="0.0083in" fo:margin-right="0.0126in" fo:margin-top="0.0075in" fo:margin-bottom="0.0063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in" draw:fill="none" loext:fill-use-slide-background="false" draw:textarea-vertical-align="top" draw:auto-grow-height="false" fo:min-height="0.1854in" fo:min-width="0.2937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in" draw:fill="none" loext:fill-use-slide-background="false" draw:textarea-vertical-align="top" draw:auto-grow-height="false" fo:min-height="0.2in" fo:min-width="0.8957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none" svg:stroke-width="0in" draw:fill="solid" draw:fill-color="#000000" draw:textarea-vertical-align="top" draw:auto-grow-height="false" fo:min-height="0in" fo:min-width="6.2228in" fo:padding-top="0.0492in" fo:padding-bottom="0.0492in" fo:padding-left="0.0984in" fo:padding-right="0.0984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none" loext:fill-use-slide-background="false" draw:textarea-vertical-align="top" draw:auto-grow-height="false" fo:min-height="0.1839in" fo:min-width="1.0272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in" draw:fill="none" loext:fill-use-slide-background="false" draw:textarea-vertical-align="top" draw:auto-grow-height="false" fo:min-height="0.1839in" fo:min-width="1.5362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draw:stroke="none" svg:stroke-width="0in" draw:fill="solid" draw:fill-color="#000000" draw:textarea-vertical-align="top" draw:auto-grow-height="false" fo:min-height="0in" fo:min-width="6.1898in" fo:padding-top="0.0492in" fo:padding-bottom="0.0492in" fo:padding-left="0.0984in" fo:padding-right="0.0984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1" style:family="graphic">
      <style:graphic-properties draw:stroke="none" svg:stroke-width="0in" draw:fill="none" loext:fill-use-slide-background="false" draw:textarea-vertical-align="top" draw:auto-grow-height="false" fo:min-height="0.1854in" fo:min-width="0.2937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2" style:family="graphic">
      <style:graphic-properties draw:stroke="none" svg:stroke-width="0in" draw:fill="none" loext:fill-use-slide-background="false" draw:textarea-vertical-align="top" draw:auto-grow-height="false" fo:min-height="0.2in" fo:min-width="0.8957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3" style:family="graphic">
      <style:graphic-properties draw:stroke="none" svg:stroke-width="0in" draw:fill="none" loext:fill-use-slide-background="false" draw:textarea-vertical-align="top" draw:auto-grow-height="false" fo:min-height="0.1839in" fo:min-width="1.0272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4" style:family="graphic">
      <style:graphic-properties draw:stroke="none" svg:stroke-width="0in" draw:fill="none" loext:fill-use-slide-background="false" draw:textarea-vertical-align="top" draw:auto-grow-height="false" fo:min-height="0.1839in" fo:min-width="1.5362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5" style:family="graphic" style:parent-style-name="Frame">
      <style:graphic-properties draw:stroke="none" svg:stroke-width="0in" draw:fill="none" loext:fill-use-slide-background="false" draw:textarea-vertical-align="top" draw:auto-grow-height="false" fo:min-height="0.1839in" fo:min-width="0.209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in" draw:fill="none" loext:fill-use-slide-background="false" draw:textarea-vertical-align="top" draw:auto-grow-height="false" fo:min-height="0.2in" fo:min-width="0.822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in" draw:fill="none" loext:fill-use-slide-background="false" draw:textarea-vertical-align="top" draw:auto-grow-height="false" fo:min-height="0.1839in" fo:min-width="2.03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8" style:family="graphic" style:parent-style-name="Frame">
      <style:graphic-properties draw:stroke="none" svg:stroke-width="0in" draw:fill="none" loext:fill-use-slide-background="false" draw:textarea-vertical-align="top" draw:auto-grow-height="false" fo:min-height="0.1839in" fo:min-width="2.8055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><text:span text:style-name="T1">Fakultet</text:span><text:span text:style-name="T2"> </text:span><text:span text:style-name="T1">strojarstva,</text:span><text:span text:style-name="T3"> </text:span><text:span text:style-name="T1">računarstva,</text:span><text:span text:style-name="T4"> </text:span><text:span text:style-name="T1">i</text:span><text:span text:style-name="T5"> </text:span><text:span text:style-name="T1">elektrotehnike</text:span><text:span text:style-name="T6"> </text:span><text:span text:style-name="T1">, Mostar</text:span></text:p>
        <text:p text:style-name="P2" loext:marker-style-name="T7"/>
        <text:p text:style-name="P2" loext:marker-style-name="T7"/>
        <text:p text:style-name="P2" loext:marker-style-name="T7"/>
        <text:p text:style-name="P2" loext:marker-style-name="T7"/>
        <text:p text:style-name="P2" loext:marker-style-name="T7"/>
        <text:p text:style-name="P2" loext:marker-style-name="T7"/>
        <text:p text:style-name="P2" loext:marker-style-name="T7"/>
        <text:p text:style-name="P2" loext:marker-style-name="T7"/>
        <text:p text:style-name="P2" loext:marker-style-name="T7"/>
        <text:p text:style-name="P3" loext:marker-style-name="T8"/>
        <text:p text:style-name="P4" loext:marker-style-name="T1"><text:span text:style-name="T1">Prijedlog</text:span><text:span text:style-name="T2"> </text:span><text:span text:style-name="T1">projekta:</text:span></text:p>
        <text:p text:style-name="P2" loext:marker-style-name="T7"/>
        <text:p text:style-name="P5" loext:marker-style-name="T9"/>
        <text:p text:style-name="Title">„<text:span text:style-name="T10">AkuHouse-Online aukcija</text:span>“</text:p>
        <text:p text:style-name="P6" loext:marker-style-name="T11"/>
        <text:p text:style-name="P7" loext:marker-style-name="T12"/>
        <text:p text:style-name="P8" loext:marker-style-name="T13"><text:span text:style-name="T1">Verzija:</text:span><text:span text:style-name="T14"> </text:span><text:span text:style-name="T13">1.0</text:span></text:p>
        <text:p text:style-name="P9" loext:marker-style-name="T15"/>
        <text:p text:style-name="P9" loext:marker-style-name="T15"/>
        <text:p text:style-name="P9" loext:marker-style-name="T15"/>
        <text:p text:style-name="P9" loext:marker-style-name="T15"/>
        <text:p text:style-name="P9" loext:marker-style-name="T15"/>
        <text:p text:style-name="P9" loext:marker-style-name="T15"/>
        <text:p text:style-name="P10" loext:marker-style-name="T16"/>
        <text:p text:style-name="P11" loext:marker-style-name="T13"><text:span text:style-name="T1">Voditelj</text:span><text:span text:style-name="T17"> </text:span><text:span text:style-name="T1">projekta:</text:span><text:span text:style-name="T18"> </text:span><text:span text:style-name="T19">Petar Bošnjak</text:span></text:p>
        <text:p text:style-name="P9" loext:marker-style-name="T15"/>
        <text:p text:style-name="P9" loext:marker-style-name="T15"/>
        <text:p text:style-name="P9" loext:marker-style-name="T15"/>
        <text:p text:style-name="P9" loext:marker-style-name="T15"/>
        <text:p text:style-name="P9" loext:marker-style-name="T15"/>
        <text:p text:style-name="P9" loext:marker-style-name="T15"/>
        <text:p text:style-name="P9" loext:marker-style-name="T15"/>
        <text:p text:style-name="P12" loext:marker-style-name="T1"><text:span text:style-name="T1">Mostar,</text:span><text:span text:style-name="T14"> </text:span><text:span text:style-name="T1">travanj</text:span><text:span text:style-name="T3"> </text:span><text:span text:style-name="T1">202</text:span><text:span text:style-name="T20">5</text:span><text:span text:style-name="T1">.</text:span></text:p>
      </text:section>
      <text:p text:style-name="P13" loext:marker-style-name="T21"><draw:custom-shape text:anchor-type="char" draw:z-index="38" draw:name="Freeform 6" draw:style-name="gr1" draw:text-style-name="P14" svg:width="6.548in" svg:height="0.0071in" svg:x="0.9252in" svg:y="10.8098in"><text:p/><draw:enhanced-geometry draw:mirror-horizontal="false" draw:mirror-vertical="false" draw:glue-points="?f1 ?f3 ?f5 ?f7 ?f9 ?f11 ?f13 ?f15 ?f17 ?f19 ?f21 ?f23 ?f25 ?f27" drawooo:sub-view-size="9429 10" draw:text-areas="0 0 ?f28 ?f29" svg:viewBox="0 0 0 0" draw:type="ooxml-non-primitive" draw:enhanced-path="M 9429 0 L 3229 0 0 0 0 10 3229 10 9429 10 9429 0 Z N"><draw:equation draw:name="f0" draw:formula="0+10761-1332"/><draw:equation draw:name="f1" draw:formula="?f0 *logwidth/9429"/><draw:equation draw:name="f2" draw:formula="0+15566-15566"/><draw:equation draw:name="f3" draw:formula="15566*logheight/10"/><draw:equation draw:name="f4" draw:formula="0+4561-1332"/><draw:equation draw:name="f5" draw:formula="?f4 *logwidth/9429"/><draw:equation draw:name="f6" draw:formula="0+15566-15566"/><draw:equation draw:name="f7" draw:formula="15566*logheight/10"/><draw:equation draw:name="f8" draw:formula="0+1332-1332"/><draw:equation draw:name="f9" draw:formula="?f8 *logwidth/9429"/><draw:equation draw:name="f10" draw:formula="0+15566-15566"/><draw:equation draw:name="f11" draw:formula="15566*logheight/10"/><draw:equation draw:name="f12" draw:formula="0+1332-1332"/><draw:equation draw:name="f13" draw:formula="?f12 *logwidth/9429"/><draw:equation draw:name="f14" draw:formula="0+15576-15566"/><draw:equation draw:name="f15" draw:formula="15576*logheight/10"/><draw:equation draw:name="f16" draw:formula="0+4561-1332"/><draw:equation draw:name="f17" draw:formula="?f16 *logwidth/9429"/><draw:equation draw:name="f18" draw:formula="0+15576-15566"/><draw:equation draw:name="f19" draw:formula="15576*logheight/10"/><draw:equation draw:name="f20" draw:formula="0+10761-1332"/><draw:equation draw:name="f21" draw:formula="?f20 *logwidth/9429"/><draw:equation draw:name="f22" draw:formula="0+15576-15566"/><draw:equation draw:name="f23" draw:formula="15576*logheight/10"/><draw:equation draw:name="f24" draw:formula="0+10761-1332"/><draw:equation draw:name="f25" draw:formula="?f24 *logwidth/9429"/><draw:equation draw:name="f26" draw:formula="0+15566-15566"/><draw:equation draw:name="f27" draw:formula="15566*logheight/10"/><draw:equation draw:name="f28" draw:formula="logwidth"/><draw:equation draw:name="f29" draw:formula="logheight"/></draw:enhanced-geometry></draw:custom-shape></text:p>
      <text:p text:style-name="P15" loext:marker-style-name="T22"/>
      <text:p text:style-name="P16" loext:marker-style-name="T23"><text:span text:style-name="T23">Sadržaj</text:span><text:span text:style-name="T23"/>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 loext:marker-style-name="T24"><text:a xlink:type="simple" xlink:href="#_Toc144224744" text:style-name="Index_20_Link" text:visited-style-name="Index_20_Link"><text:span text:style-name="T25">1.</text:span><text:span text:style-name="T24"><text:tab/></text:span>Osnovne<text:span text:style-name="T26"> </text:span>informacije<text:span text:style-name="T27"><text:tab/>3</text:span></text:a></text:p>
          <text:p text:style-name="P18" loext:marker-style-name="T24"><text:a xlink:type="simple" xlink:href="#_Toc144224745" text:style-name="Index_20_Link" text:visited-style-name="Index_20_Link">1.1.<text:span text:style-name="T24"><text:tab/></text:span>Puni<text:span text:style-name="T28"> </text:span>naziv<text:span text:style-name="T29"> </text:span>projekta<text:span text:style-name="T27"><text:tab/>3</text:span></text:a></text:p>
          <text:p text:style-name="P18" loext:marker-style-name="T24"><text:a xlink:type="simple" xlink:href="#_Toc144224746" text:style-name="Index_20_Link" text:visited-style-name="Index_20_Link">1.2.<text:span text:style-name="T24"><text:tab/></text:span>Skraćeni<text:span text:style-name="T28"> </text:span>naziv<text:span text:style-name="T29"> </text:span>projekta<text:span text:style-name="T27"><text:tab/>3</text:span></text:a></text:p>
          <text:p text:style-name="P18" loext:marker-style-name="T24"><text:a xlink:type="simple" xlink:href="#_Toc144224747" text:style-name="Index_20_Link" text:visited-style-name="Index_20_Link">1.3.<text:span text:style-name="T24"><text:tab/></text:span><text:span text:style-name="T30">Naručitelj</text:span><text:span text:style-name="T29"> </text:span>projekta<text:span text:style-name="T27"><text:tab/>3</text:span></text:a></text:p>
          <text:p text:style-name="P18" loext:marker-style-name="T24"><text:a xlink:type="simple" xlink:href="#_Toc144224748" text:style-name="Index_20_Link" text:visited-style-name="Index_20_Link">1.4.<text:span text:style-name="T24"><text:tab/></text:span>Voditelj<text:span text:style-name="T31"> </text:span>projekta<text:span text:style-name="T27"><text:tab/>3</text:span></text:a></text:p>
          <text:p text:style-name="P17" loext:marker-style-name="T24"><text:a xlink:type="simple" xlink:href="#_Toc144224749" text:style-name="Index_20_Link" text:visited-style-name="Index_20_Link"><text:span text:style-name="T25">2.</text:span><text:span text:style-name="T24"><text:tab/></text:span>Opis<text:span text:style-name="T29"> </text:span>problema<text:span text:style-name="T29"> </text:span>i<text:span text:style-name="T29"> </text:span>predloženog<text:span text:style-name="T32"> </text:span>rješenja<text:span text:style-name="T27"><text:tab/>4</text:span></text:a></text:p>
          <text:p text:style-name="P18" loext:marker-style-name="T24"><text:a xlink:type="simple" xlink:href="#_Toc144224750" text:style-name="Index_20_Link" text:visited-style-name="Index_20_Link">2.1.<text:span text:style-name="T24"><text:tab/></text:span>Kratak<text:span text:style-name="T33"> </text:span>opis<text:span text:style-name="T34"> </text:span>problema<text:span text:style-name="T27"><text:tab/>4</text:span></text:a></text:p>
          <text:p text:style-name="P18" loext:marker-style-name="T24"><text:a xlink:type="simple" xlink:href="#_Toc144224751" text:style-name="Index_20_Link" text:visited-style-name="Index_20_Link">2.2.<text:span text:style-name="T24"><text:tab/></text:span>Ciljevi<text:span text:style-name="T33"> </text:span>projekta<text:span text:style-name="T27"><text:tab/>4</text:span></text:a></text:p>
          <text:p text:style-name="P18" loext:marker-style-name="T24"><text:a xlink:type="simple" xlink:href="#_Toc144224752" text:style-name="Index_20_Link" text:visited-style-name="Index_20_Link">2.3.<text:span text:style-name="T24"><text:tab/></text:span>Doseg<text:span text:style-name="T33"> </text:span>projekta<text:span text:style-name="T27"><text:tab/>4</text:span></text:a></text:p>
          <text:p text:style-name="P17" loext:marker-style-name="T24"><text:a xlink:type="simple" xlink:href="#_Toc144224753" text:style-name="Index_20_Link" text:visited-style-name="Index_20_Link"><text:span text:style-name="T25">3.</text:span><text:span text:style-name="T24"><text:tab/></text:span>Svrha<text:span text:style-name="T28"> </text:span>projekta<text:span text:style-name="T28"> </text:span>i<text:span text:style-name="T35"> </text:span>očekivani<text:span text:style-name="T29"> </text:span>rezultati<text:span text:style-name="T27"><text:tab/>5</text:span></text:a></text:p>
          <text:p text:style-name="P18" loext:marker-style-name="T24"><text:a xlink:type="simple" xlink:href="#_Toc144224754" text:style-name="Index_20_Link" text:visited-style-name="Index_20_Link">3.1.<text:span text:style-name="T24"><text:tab/></text:span>Rezultati<text:span text:style-name="T27"><text:tab/>5</text:span></text:a></text:p>
          <text:p text:style-name="P18" loext:marker-style-name="T24"><text:a xlink:type="simple" xlink:href="#_Toc144224755" text:style-name="Index_20_Link" text:visited-style-name="Index_20_Link">3.2.<text:span text:style-name="T24"><text:tab/></text:span>Potencijalni<text:span text:style-name="T29"> </text:span>korisnici<text:span text:style-name="T29"> </text:span>i<text:span text:style-name="T28"> </text:span>tržište<text:span text:style-name="T27"><text:tab/>5</text:span></text:a></text:p>
          <text:p text:style-name="P18" loext:marker-style-name="T24"><text:a xlink:type="simple" xlink:href="#_Toc144224756" text:style-name="Index_20_Link" text:visited-style-name="Index_20_Link">3.3.<text:span text:style-name="T24"><text:tab/></text:span>Kriteriji<text:span text:style-name="T28"> </text:span>za<text:span text:style-name="T28"> </text:span>mjerenje<text:span text:style-name="T34"> </text:span>uspješnosti<text:span text:style-name="T27"><text:tab/>5</text:span></text:a></text:p>
        </text:index-body>
      </text:table-of-content>
      <text:p text:style-name="Standard"/>
      <text:list text:style-name="WWNum3">
        <text:list-item>
          <text:h text:style-name="P19" text:outline-level="1"><text:bookmark text:name="1._Osnovne_informacije"/><text:bookmark-start text:name="_Toc144224744"/>Osnovne<text:span text:style-name="T26"> </text:span>informacije<text:bookmark-end text:name="_Toc144224744"/></text:h>
        </text:list-item>
      </text:list>
      <text:p text:style-name="P20" loext:marker-style-name="T36"/>
      <text:list text:continue-numbering="true" text:style-name="WWNum3">
        <text:list-item>
          <text:list>
            <text:list-item>
              <text:h text:style-name="P21" text:outline-level="2"><text:bookmark text:name="1.1._Puni_naziv_projekta"/><text:bookmark-start text:name="_Toc144224745"/>Puni<text:span text:style-name="T28"> </text:span>naziv<text:span text:style-name="T29"> </text:span>projekta<text:bookmark-end text:name="_Toc144224745"/></text:h>
            </text:list-item>
          </text:list>
        </text:list-item>
      </text:list>
      <text:p text:style-name="P22" loext:marker-style-name="T22"/>
      <text:p text:style-name="Text_20_body" loext:marker-style-name="T37">“<text:span text:style-name="T10">AkuHouse – Online aukcija</text:span>„ - sustav za organizaciju i sprovođenje online <text:span text:style-name="T10">aukcijske prodaje</text:span></text:p>
      <text:p text:style-name="P23" loext:marker-style-name="T38"/>
      <text:list text:continue-numbering="true" text:style-name="WWNum3">
        <text:list-item>
          <text:list>
            <text:list-item>
              <text:h text:style-name="P24" text:outline-level="2"><text:bookmark text:name="1.2._Skraćeni_naziv_projekta"/><text:bookmark-start text:name="_Toc144224746"/>Skraćeni<text:span text:style-name="T28"> </text:span>naziv<text:span text:style-name="T29"> </text:span>projekta<text:bookmark-end text:name="_Toc144224746"/></text:h>
            </text:list-item>
          </text:list>
        </text:list-item>
      </text:list>
      <text:p text:style-name="P25" loext:marker-style-name="T39"/>
      <text:p text:style-name="P26" loext:marker-style-name="T37"><text:span text:style-name="T37">„</text:span><text:span text:style-name="T40">AkuHouse – Online aukcija</text:span><text:span text:style-name="T37">“</text:span></text:p>
      <text:p text:style-name="P23" loext:marker-style-name="T38"/>
      <text:list text:continue-numbering="true" text:style-name="WWNum3">
        <text:list-item>
          <text:list>
            <text:list-item>
              <text:h text:style-name="P21" text:outline-level="2"><text:bookmark text:name="1.3._Naručitelj_projekta"/><text:bookmark-start text:name="_Toc144224747"/><text:span text:style-name="T30">Naručitelj</text:span><text:span text:style-name="T29"> </text:span>projekta<text:bookmark-end text:name="_Toc144224747"/></text:h>
            </text:list-item>
          </text:list>
        </text:list-item>
      </text:list>
      <text:p text:style-name="P27" loext:marker-style-name="T39"/>
      <text:p text:style-name="P28">„<text:span text:style-name="T10">PawnStars</text:span>“</text:p>
      <text:p text:style-name="P28"><text:span text:style-name="T41"><text:s/></text:span>Ulica Trutina 10</text:p>
      <text:p text:style-name="P29">10000 Zagreb<text:span text:style-name="T41"> </text:span>Hrvatska</text:p>
      <text:p text:style-name="P30" loext:marker-style-name="T37"/>
      <text:p text:style-name="P31" loext:marker-style-name="T42"/>
      <text:list text:continue-numbering="true" text:style-name="WWNum3">
        <text:list-item>
          <text:list>
            <text:list-item>
              <text:h text:style-name="P21" text:outline-level="2"><text:bookmark text:name="1.4._Voditelj_projekta"/><text:bookmark-start text:name="_Toc144224748"/>Voditelj<text:span text:style-name="T31"> </text:span>projekta<text:bookmark-end text:name="_Toc144224748"/></text:h>
            </text:list-item>
          </text:list>
        </text:list-item>
      </text:list>
      <text:p text:style-name="P32" loext:marker-style-name="T39"/>
      <text:p text:style-name="P33">Petar Bošnjak</text:p>
      <text:p text:style-name="P34">Donji Veliki <text:s text:c="2"/>Ograđenik 50</text:p>
      <text:p text:style-name="P34">88265<text:span text:style-name="T28"> </text:span>Čerin</text:p>
      <text:p text:style-name="P34" loext:marker-style-name="T43">Bosna<text:span text:style-name="T44"> </text:span>i<text:span text:style-name="T45"> </text:span>Hercegovina</text:p>
      <text:list text:continue-numbering="true" text:style-name="WWNum3">
        <text:list-item>
          <text:h text:style-name="P35" text:outline-level="1"><text:bookmark text:name="2._Opis_problema_i_predloženog_rješenja"/><text:bookmark-start text:name="_Toc144224749"/>Opis<text:span text:style-name="T29"> </text:span>problema<text:span text:style-name="T29"> </text:span>i<text:span text:style-name="T29"> </text:span>predloženog<text:span text:style-name="T32"> </text:span>rješenja<text:bookmark-end text:name="_Toc144224749"/></text:h>
        </text:list-item>
      </text:list>
      <text:p text:style-name="P20" loext:marker-style-name="T36"/>
      <text:list text:continue-numbering="true" text:style-name="WWNum3">
        <text:list-item>
          <text:list>
            <text:list-item>
              <text:h text:style-name="P21" text:outline-level="2"><text:bookmark text:name="2.1._Kratak_opis_problema"/><text:bookmark-start text:name="_Toc144224750"/>Kratak<text:span text:style-name="T33"> </text:span>opis<text:span text:style-name="T34"> </text:span>problema<text:bookmark-end text:name="_Toc144224750"/></text:h>
            </text:list-item>
          </text:list>
        </text:list-item>
      </text:list>
      <text:p text:style-name="P22" loext:marker-style-name="T22"/>
      <text:p text:style-name="P36">Postojeće platforme za online aukcije često pate od problema poput nepreglednih korisničkih sučelja, nedostatka transparentnosti u procesu licitiranja, ograničenih opcija plaćanja te slabih mjera zaštite od prijevara. Također, mnoge platforme ne nude dovoljno fleksibilnosti za različite vrste korisnika – od povremenih prodavatelja do profesionalnih trgovaca. Projekt "<text:span text:style-name="T10">AkuHouse-</text:span>Online Aukcija" ima za cilj riješiti ove nedostatke stvaranjem moderne, sigurne i jednostavne platforme koja će omogućiti brzo, transparentno i učinkovito iskustvo aukcijske prodaje za sve korisnike. Platforma će podržavati aukcije u stvarnom vremenu, automatizirano praćenje ponuda te obavijesti korisnicima o statusu licitacija. Fokus će biti na pouzdanosti, intuitivnom sučelju i širokoj dostupnosti različitih kategorija proizvoda za aukciju.</text:p>
      <text:list text:continue-numbering="true" text:style-name="WWNum3">
        <text:list-item>
          <text:list>
            <text:list-item>
              <text:h text:style-name="P21" text:outline-level="2"><text:bookmark text:name="2.2._Ciljevi_projekta"/><text:bookmark-start text:name="_Toc144224751"/>Ciljevi<text:span text:style-name="T33"> </text:span>projekta<text:bookmark-end text:name="_Toc144224751"/></text:h>
            </text:list-item>
          </text:list>
        </text:list-item>
      </text:list>
      <text:p text:style-name="P22" loext:marker-style-name="T22"/>
      <text:p text:style-name="P37">Cilj projekta "<text:span text:style-name="T46">AkuHouse-</text:span>Online Aukcija" je razviti modernu i pouzdanu platformu za vođenje online aukcija, koja će korisnicima pružiti sigurno, transparentno i jednostavno iskustvo kupovine i prodaje. Platforma će omogućiti kreiranje i upravljanje aukcijama u stvarnom vremenu, s naprednim sustavom licitiranja i automatiziranim obavijestima. Korisničko sučelje bit će intuitivno i prilagođeno različitim profilima korisnika – od privatnih prodavatelja do profesionalnih trgovaca. Poseban naglasak bit će stavljen na sigurnost transakcija, provjeru identiteta korisnika i zaštitu osobnih podataka. Platforma će također podržavati razne kategorije proizvoda i fleksibilne načine plaćanja, čime će omogućiti širu pristupačnost i veću konkurentnost. Dugoročni cilj je postati centralno mjesto za online aukcije, koje povezuje kupce i prodavatelje na siguran, učinkovit i pristupačan način.</text:p>
      <text:list text:continue-numbering="true" text:style-name="WWNum3">
        <text:list-item>
          <text:list>
            <text:list-item>
              <text:h text:style-name="P21" text:outline-level="2"><text:bookmark text:name="2.3._Doseg_projekta"/><text:bookmark-start text:name="_Toc144224752"/>Doseg<text:span text:style-name="T33"> </text:span>projekta<text:bookmark-end text:name="_Toc144224752"/></text:h>
              <text:h text:style-name="P21" text:outline-level="2"/>
            </text:list-item>
          </text:list>
        </text:list-item>
      </text:list>
      <text:p text:style-name="P38">Platforma "<text:span text:style-name="T46">AkuHouse-</text:span>Online Aukcija" pružat će svoje usluge putem interneta korisnicima iz cijelog svijeta, neovisno o njihovoj lokaciji ili vremenskoj zoni. Budući da je riječ o online platformi, nema fizičkih ograničenja te joj se može pristupiti s bilo kojeg uređaja koji ima internetsku vezu. Time se osigurava globalni doseg i omogućuje sudjelovanje korisnicima iz različitih zemalja i regija. Platforma će biti prilagođena raznim korisničkim skupinama – od pojedinaca koji povremeno prodaju ili kupuju do profesionalnih trgovaca i kolekcionara. Dostupnost 24 sata dnevno omogućit će korisnicima fleksibilnost u postavljanju i praćenju aukcija u skladu s njihovim rasporedom. "<text:span text:style-name="T46">AkuHouse-</text:span>Online Aukcija" bit će dostupna na računalima, pametnim telefonima i tabletima, čime se dodatno povećava pristupačnost i <text:soft-page-break/>praktičnost korištenja. Marketinške aktivnosti uključivat će digitalne kampanje, prisutnost na društvenim mrežama, suradnje s influenserima i partnerstva s e-trgovinama radi privlačenja i zadržavanja korisnika.</text:p>
      <text:list text:continue-numbering="true" text:style-name="WWNum3">
        <text:list-item>
          <text:h text:style-name="P39" text:outline-level="1"><text:bookmark text:name="1._Svrha_projekta_i_očekivani_rezultati"/><text:bookmark-start text:name="_Toc144224753"/>Svrha<text:span text:style-name="T28"> </text:span>projekta<text:span text:style-name="T28"> </text:span>i<text:span text:style-name="T35"> </text:span>očekivani<text:span text:style-name="T29"> </text:span>rezultati<text:bookmark-end text:name="_Toc144224753"/></text:h>
        </text:list-item>
      </text:list>
      <text:p text:style-name="P20" loext:marker-style-name="T36"/>
      <text:list text:continue-numbering="true" text:style-name="WWNum3">
        <text:list-item>
          <text:list>
            <text:list-item>
              <text:h text:style-name="P21" text:outline-level="2"><text:bookmark text:name="1.1._Rezultati"/><text:bookmark-start text:name="_Toc144224754"/>Rezultati<text:bookmark-end text:name="_Toc144224754"/></text:h>
            </text:list-item>
          </text:list>
        </text:list-item>
      </text:list>
      <text:p text:style-name="P22" loext:marker-style-name="T22"/>
      <text:p text:style-name="P40" loext:marker-style-name="T47">Rezultat projekta "Online Aukcija" bit će potpuno funkcionalna i sigurna web-platforma za provođenje online aukcija različitih vrsta proizvoda. Platforma će omogućiti korisnicima jednostavno kreiranje, pregledavanje i sudjelovanje u aukcijama, uz napredne funkcije kao što su filtriranje po kategorijama, vremenu završetka i početnim cijenama. Sustav licitiranja bit će brz, transparentan i automatiziran, uz pravovremene obavijesti korisnicima o ponudi i statusu aukcije. Platforma će biti dostupna putem različitih uređaja – računala, pametnih telefona i tableta – čime će se osigurati široka pristupačnost. Poseban naglasak bit će stavljen na sigurnost korisničkih podataka, provjeru autentičnosti korisnika i zaštitu od prijevara. Sustav će biti testiran u svim fazama razvoja kako bi se osiguralo optimalno korisničko iskustvo i pouzdanost funkcionalnosti. Klijentu će biti isporučena potpuna dokumentacija, uključujući tehnički opis sustava, korisničke upute i izvještaje o testiranju. Platforma će se dalje razvijati i nadograđivati u skladu s povratnim informacijama korisnika i tržišnim trendovima.</text:p>
      <text:list text:continue-numbering="true" text:style-name="WWNum3">
        <text:list-item>
          <text:list>
            <text:list-item>
              <text:h text:style-name="P21" text:outline-level="2"><text:bookmark text:name="1.2._Potencijalni_korisnici_i_tržište"/><text:bookmark-start text:name="_Toc144224755"/>Potencijalni<text:span text:style-name="T29"> </text:span>korisnici<text:span text:style-name="T29"> </text:span>i<text:span text:style-name="T28"> </text:span>tržište<text:bookmark-end text:name="_Toc144224755"/></text:h>
            </text:list-item>
          </text:list>
        </text:list-item>
      </text:list>
      <text:p text:style-name="P27" loext:marker-style-name="T39"/>
      <text:p text:style-name="P41" loext:marker-style-name="T48">Projekt "<text:span text:style-name="T46">AkuHouse-</text:span>Online Aukcija" primarno je usmjeren na ispunjavanje potreba naručitelja, no platforma cilja na širok spektar korisnika koji žele sigurno i jednostavno sudjelovati u online aukcijama. Potencijalni korisnici uključuju privatne osobe koje žele prodati ili kupiti razne predmete, kolekcionare, male trgovce te profesionalne prodavatelje koji traže fleksibilno i skalabilno rješenje za aukcijsku prodaju. S obzirom na kontinuirani rast e-trgovine i sve veću sklonost korisnika digitalnim oblicima kupnje i prodaje, projekt "<text:span text:style-name="T46">AkuHouse-</text:span>Online Aukcija" ima snažan tržišni potencijal. Platforma odgovara na potrebe suvremenih korisnika koji traže transparentnost, sigurnost i lakoću korištenja pri online trgovanju, što je osobito privlačno mlađim generacijama i onima naviknutima na digitalne usluge.</text:p>
      <text:list text:continue-numbering="true" text:style-name="WWNum3">
        <text:list-item>
          <text:list>
            <text:list-item>
              <text:h text:style-name="P21" text:outline-level="2"><text:bookmark text:name="1.3._Kriteriji_za_mjerenje_uspješnosti"/><text:bookmark-start text:name="_Toc144224756"/>Kriteriji<text:span text:style-name="T28"> </text:span>za<text:span text:style-name="T28"> </text:span>mjerenje<text:span text:style-name="T34"> </text:span>uspješnosti<text:bookmark-end text:name="_Toc144224756"/></text:h>
            </text:list-item>
          </text:list>
        </text:list-item>
      </text:list>
      <text:h text:style-name="P42" text:outline-level="2"/>
      <text:h text:style-name="P42" text:outline-level="2"/>
      <text:p text:style-name="P27" loext:marker-style-name="T39"/>
      <text:p text:style-name="P43">Ovaj<text:span text:style-name="T28"> </text:span>projekt<text:span text:style-name="T49"> </text:span>smatrat<text:span text:style-name="T35"> </text:span>će<text:span text:style-name="T32"> </text:span>se<text:span text:style-name="T32"> </text:span>uspješnim<text:span text:style-name="T29"> </text:span>ukoliko<text:span text:style-name="T49"> </text:span>proizvedeni<text:span text:style-name="T45"> </text:span>sustav<text:span text:style-name="T28"> </text:span>zadovolji<text:span text:style-name="T29"> </text:span>sljedeće<text:span text:style-name="T32"> </text:span>kriterije:</text:p>
      <text:list text:style-name="WWNum1">
        <text:list-item>
          <text:p text:style-name="P44" loext:marker-style-name="T50"><text:span text:style-name="T50">Funkcionalna i intuitivna web aplikacija za provođenje online aukcija</text:span></text:p>
        </text:list-item>
        <text:list-item>
          <text:p text:style-name="P44" loext:marker-style-name="T50"><text:span text:style-name="T50">Zadovoljstvo</text:span><text:span text:style-name="T51"> </text:span><text:span text:style-name="T50">korisnika</text:span></text:p>
        </text:list-item>
        <text:list-item>
          <text:p text:style-name="P44" loext:marker-style-name="T50"><text:span text:style-name="T50">Potpuno testirano i tehnički ispravno rješenje koje osigurava pouzdanost i sigurnost u radu</text:span></text:p>
        </text:list-item>
        <text:list-item>
          <text:p text:style-name="P45" loext:marker-style-name="T50"><text:span text:style-name="T50">Isporučena</text:span><text:span text:style-name="T52"> </text:span><text:span text:style-name="T50">odgovarajuća</text:span><text:span text:style-name="T53"> </text:span><text:span text:style-name="T50">projektna</text:span><text:span text:style-name="T53"> </text:span><text:span text:style-name="T50">dokumentacija</text:span></text:p>
        </text:list-item>
      </text:list>
      <text:p text:style-name="P46" loext:marker-style-name="T42"/>
      <text:p text:style-name="P47"/>
      <text:section text:style-name="Sect2" text:name="Section1">
        <text:p text:style-name="P48"><text:soft-page-break/><text:span text:style-name="T30">Voditelj </text:span>projekta:<text:span text:style-name="T41"> </text:span><text:span text:style-name="T54">P <text:s/>e <text:s/>t <text:s/>a <text:s/>r</text:span> <text:span text:style-name="T46">Bošnjak</text:span></text:p>
        <text:p text:style-name="P49">Odobrio:</text:p>
        <text:p text:style-name="P50">prof.<text:span text:style-name="T32"> </text:span>dr.<text:span text:style-name="T35"> </text:span>sc.<text:span text:style-name="T32"> </text:span>Krešimir<text:span text:style-name="T49"> </text:span>Fertalj</text:p>
      </text:section>
      <text:section text:style-name="Sect1" text:name="Section2">
        <text:p text:style-name="P51"/>
        <text:p text:style-name="P52" loext:marker-style-name="T55"><draw:g text:anchor-type="as-char" draw:z-index="36" draw:name="Group 4" draw:style-name="gr2"><draw:line draw:name="Line 5" draw:style-name="gr3" draw:text-style-name="P53" svg:x1="0in" svg:y1="-0.0004in" svg:x2="1.5831in" svg:y2="0in"><text:p/></draw:line></draw:g><text:span text:style-name="T56"><text:tab/></text:span><text:span text:style-name="T56"><draw:custom-shape text:anchor-type="as-char" draw:z-index="37" draw:name="Group 2" draw:style-name="gr11" draw:text-style-name="P56" svg:width="2.0004in" svg:height="0.0004in"><draw:enhanced-geometry/></draw:custom-shape></text:span></text:p>
        <text:p text:style-name="P54" loext:marker-style-name="T55"/>
        <text:p text:style-name="P54" loext:marker-style-name="T55"/>
        <text:p text:style-name="P54" loext:marker-style-name="T55"/>
        <text:p text:style-name="P52" loext:marker-style-name="T55"><text:span text:style-name="T55">12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MT" svg:font-family="'Arial MT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bs" fo:country="non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693in" fo:margin-top="0.0555in" fo:margin-bottom="0in" style:contextual-spacing="false" fo:text-indent="-0.2008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3665in" fo:text-indent="-0.298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Contents_20_1" style:display-name="Contents 1" style:family="paragraph" style:parent-style-name="Standard" style:class="index">
      <style:paragraph-properties fo:margin-left="0.2362in" fo:margin-top="0.0917in" fo:margin-bottom="0in" style:contextual-spacing="false" fo:text-indent="-0.1673in" style:auto-text-indent="false"/>
      <style:text-properties fo:font-size="12pt" style:font-size-asian="12pt" style:font-size-complex="12pt"/>
    </style:style>
    <style:style style:name="Contents_20_2" style:display-name="Contents 2" style:family="paragraph" style:parent-style-name="Standard" style:class="index">
      <style:paragraph-properties fo:margin-left="0.5264in" fo:margin-top="0.0953in" fo:margin-bottom="0in" style:contextual-spacing="false" fo:text-indent="-0.2909in" style:auto-text-indent="false"/>
      <style:text-properties fo:font-size="12pt" style:font-size-asian="12pt" style:font-size-complex="12pt"/>
    </style:style>
    <style:style style:name="Title" style:family="paragraph" style:parent-style-name="Standard" style:class="chapter">
      <style:paragraph-properties fo:margin-left="1.75in" fo:margin-right="1.952in"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List_20_Paragraph" style:display-name="List Paragraph" style:family="paragraph" style:parent-style-name="Standard">
      <style:paragraph-properties fo:margin-left="0.3665in" fo:text-indent="-0.298in" style:auto-text-indent="false"/>
    </style:style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er_20_Char" style:display-name="Header Char" style:family="text" style:parent-style-name="Default_20_Paragraph_20_Font" loext:linked-style-name="Header">
      <style:text-properties style:font-name="Times New Roman" fo:font-family="'Times New Roman'" style:font-family-generic="roman" style:font-pitch="variable" fo:language="bs" fo:country="non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style:font-name="Times New Roman" fo:font-family="'Times New Roman'" style:font-family-generic="roman" style:font-pitch="variable" fo:language="bs" fo:country="non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language="bs" fo:country="non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" style:display-name="ListLabel 2" style:family="text">
      <style:text-properties fo:language="bs" fo:country="none" style:language-asian="en" style:country-asian="US" style:language-complex="ar" style:country-complex="SA"/>
    </style:style>
    <style:style style:name="ListLabel_20_3" style:display-name="ListLabel 3" style:family="text">
      <style:text-properties fo:language="bs" fo:country="none" style:language-asian="en" style:country-asian="US" style:language-complex="ar" style:country-complex="SA"/>
    </style:style>
    <style:style style:name="ListLabel_20_4" style:display-name="ListLabel 4" style:family="text">
      <style:text-properties fo:language="bs" fo:country="none" style:language-asian="en" style:country-asian="US" style:language-complex="ar" style:country-complex="SA"/>
    </style:style>
    <style:style style:name="ListLabel_20_5" style:display-name="ListLabel 5" style:family="text">
      <style:text-properties fo:language="bs" fo:country="none" style:language-asian="en" style:country-asian="US" style:language-complex="ar" style:country-complex="SA"/>
    </style:style>
    <style:style style:name="ListLabel_20_6" style:display-name="ListLabel 6" style:family="text">
      <style:text-properties fo:language="bs" fo:country="none" style:language-asian="en" style:country-asian="US" style:language-complex="ar" style:country-complex="SA"/>
    </style:style>
    <style:style style:name="ListLabel_20_7" style:display-name="ListLabel 7" style:family="text">
      <style:text-properties fo:language="bs" fo:country="none" style:language-asian="en" style:country-asian="US" style:language-complex="ar" style:country-complex="SA"/>
    </style:style>
    <style:style style:name="ListLabel_20_8" style:display-name="ListLabel 8" style:family="text">
      <style:text-properties fo:language="bs" fo:country="none" style:language-asian="en" style:country-asian="US" style:language-complex="ar" style:country-complex="SA"/>
    </style:style>
    <style:style style:name="ListLabel_20_9" style:display-name="ListLabel 9" style:family="text">
      <style:text-properties fo:language="bs" fo:country="none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fo:language="bs" fo:country="none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99%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language="bs" fo:country="none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12" style:display-name="ListLabel 12" style:family="text">
      <style:text-properties fo:language="bs" fo:country="none" style:language-asian="en" style:country-asian="US" style:language-complex="ar" style:country-complex="SA"/>
    </style:style>
    <style:style style:name="ListLabel_20_13" style:display-name="ListLabel 13" style:family="text">
      <style:text-properties fo:language="bs" fo:country="none" style:language-asian="en" style:country-asian="US" style:language-complex="ar" style:country-complex="SA"/>
    </style:style>
    <style:style style:name="ListLabel_20_14" style:display-name="ListLabel 14" style:family="text">
      <style:text-properties fo:language="bs" fo:country="none" style:language-asian="en" style:country-asian="US" style:language-complex="ar" style:country-complex="SA"/>
    </style:style>
    <style:style style:name="ListLabel_20_15" style:display-name="ListLabel 15" style:family="text">
      <style:text-properties fo:language="bs" fo:country="none" style:language-asian="en" style:country-asian="US" style:language-complex="ar" style:country-complex="SA"/>
    </style:style>
    <style:style style:name="ListLabel_20_16" style:display-name="ListLabel 16" style:family="text">
      <style:text-properties fo:language="bs" fo:country="none" style:language-asian="en" style:country-asian="US" style:language-complex="ar" style:country-complex="SA"/>
    </style:style>
    <style:style style:name="ListLabel_20_17" style:display-name="ListLabel 17" style:family="text">
      <style:text-properties fo:language="bs" fo:country="none" style:language-asian="en" style:country-asian="US" style:language-complex="ar" style:country-complex="SA"/>
    </style:style>
    <style:style style:name="ListLabel_20_18" style:display-name="ListLabel 18" style:family="text">
      <style:text-properties fo:language="bs" fo:country="none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language="bs" fo:country="none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99%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fo:language="bs" fo:country="none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21" style:display-name="ListLabel 21" style:family="text">
      <style:text-properties fo:language="bs" fo:country="none" style:language-asian="en" style:country-asian="US" style:language-complex="ar" style:country-complex="SA"/>
    </style:style>
    <style:style style:name="ListLabel_20_22" style:display-name="ListLabel 22" style:family="text">
      <style:text-properties fo:language="bs" fo:country="none" style:language-asian="en" style:country-asian="US" style:language-complex="ar" style:country-complex="SA"/>
    </style:style>
    <style:style style:name="ListLabel_20_23" style:display-name="ListLabel 23" style:family="text">
      <style:text-properties fo:language="bs" fo:country="none" style:language-asian="en" style:country-asian="US" style:language-complex="ar" style:country-complex="SA"/>
    </style:style>
    <style:style style:name="ListLabel_20_24" style:display-name="ListLabel 24" style:family="text">
      <style:text-properties fo:language="bs" fo:country="none" style:language-asian="en" style:country-asian="US" style:language-complex="ar" style:country-complex="SA"/>
    </style:style>
    <style:style style:name="ListLabel_20_25" style:display-name="ListLabel 25" style:family="text">
      <style:text-properties fo:language="bs" fo:country="none" style:language-asian="en" style:country-asian="US" style:language-complex="ar" style:country-complex="SA"/>
    </style:style>
    <style:style style:name="ListLabel_20_26" style:display-name="ListLabel 26" style:family="text">
      <style:text-properties fo:language="bs" fo:country="none" style:language-asian="en" style:country-asian="US" style:language-complex="ar" style:country-complex="SA"/>
    </style:style>
    <style:style style:name="ListLabel_20_27" style:display-name="ListLabel 27" style:family="text">
      <style:text-properties fo:language="bs" fo:country="none" style:language-asian="en" style:country-asian="US" style:language-complex="ar" style:country-complex="SA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fo:language="bs" fo:country="non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2pt" fo:language="bs" fo:country="non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30" style:display-name="ListLabel 30" style:family="text">
      <style:text-properties fo:language="bs" fo:country="none" style:language-asian="en" style:country-asian="US" style:language-complex="ar" style:country-complex="SA"/>
    </style:style>
    <style:style style:name="ListLabel_20_31" style:display-name="ListLabel 31" style:family="text">
      <style:text-properties fo:language="bs" fo:country="none" style:language-asian="en" style:country-asian="US" style:language-complex="ar" style:country-complex="SA"/>
    </style:style>
    <style:style style:name="ListLabel_20_32" style:display-name="ListLabel 32" style:family="text">
      <style:text-properties fo:language="bs" fo:country="none" style:language-asian="en" style:country-asian="US" style:language-complex="ar" style:country-complex="SA"/>
    </style:style>
    <style:style style:name="ListLabel_20_33" style:display-name="ListLabel 33" style:family="text">
      <style:text-properties fo:language="bs" fo:country="none" style:language-asian="en" style:country-asian="US" style:language-complex="ar" style:country-complex="SA"/>
    </style:style>
    <style:style style:name="ListLabel_20_34" style:display-name="ListLabel 34" style:family="text">
      <style:text-properties fo:language="bs" fo:country="none" style:language-asian="en" style:country-asian="US" style:language-complex="ar" style:country-complex="SA"/>
    </style:style>
    <style:style style:name="ListLabel_20_35" style:display-name="ListLabel 35" style:family="text">
      <style:text-properties fo:language="bs" fo:country="none" style:language-asian="en" style:country-asian="US" style:language-complex="ar" style:country-complex="SA"/>
    </style:style>
    <style:style style:name="ListLabel_20_36" style:display-name="ListLabel 36" style:family="text">
      <style:text-properties fo:language="bs" fo:country="none" style:language-asian="en" style:country-asian="US" style:language-complex="ar" style:country-complex="SA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fo:language="bs" fo:country="non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style:font-name="Times New Roman" fo:font-family="'Times New Roman'" style:font-family-generic="roman" style:font-pitch="variable" fo:font-size="12pt" fo:language="bs" fo:country="non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39" style:display-name="ListLabel 39" style:family="text">
      <style:text-properties fo:language="bs" fo:country="none" style:language-asian="en" style:country-asian="US" style:language-complex="ar" style:country-complex="SA"/>
    </style:style>
    <style:style style:name="ListLabel_20_40" style:display-name="ListLabel 40" style:family="text">
      <style:text-properties fo:language="bs" fo:country="none" style:language-asian="en" style:country-asian="US" style:language-complex="ar" style:country-complex="SA"/>
    </style:style>
    <style:style style:name="ListLabel_20_41" style:display-name="ListLabel 41" style:family="text">
      <style:text-properties fo:language="bs" fo:country="none" style:language-asian="en" style:country-asian="US" style:language-complex="ar" style:country-complex="SA"/>
    </style:style>
    <style:style style:name="ListLabel_20_42" style:display-name="ListLabel 42" style:family="text">
      <style:text-properties fo:language="bs" fo:country="none" style:language-asian="en" style:country-asian="US" style:language-complex="ar" style:country-complex="SA"/>
    </style:style>
    <style:style style:name="ListLabel_20_43" style:display-name="ListLabel 43" style:family="text">
      <style:text-properties fo:language="bs" fo:country="none" style:language-asian="en" style:country-asian="US" style:language-complex="ar" style:country-complex="SA"/>
    </style:style>
    <style:style style:name="ListLabel_20_44" style:display-name="ListLabel 44" style:family="text">
      <style:text-properties fo:language="bs" fo:country="none" style:language-asian="en" style:country-asian="US" style:language-complex="ar" style:country-complex="SA"/>
    </style:style>
    <style:style style:name="ListLabel_20_45" style:display-name="ListLabel 45" style:family="text">
      <style:text-properties fo:language="bs" fo:country="none" style:language-asian="en" style:country-asian="US" style:language-complex="ar" style:country-complex="SA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08in" fo:margin-left="0.5701in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1.1736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1.7783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2.3835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2.9882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3.5929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4.198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4.8028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508in" fo:margin-left="5.407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in" fo:margin-left="0.2693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72in" fo:margin-left="0.3665in"/>
        </style:list-level-properties>
      </text:list-level-style-number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2972in" fo:margin-left="1.0555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972in" fo:margin-left="1.7508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972in" fo:margin-left="2.4457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972in" fo:margin-left="3.1409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972in" fo:margin-left="3.8362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972in" fo:margin-left="4.5311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972in" fo:margin-left="5.226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in" fo:margin-left="0.2693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72in" fo:margin-left="0.3665in"/>
        </style:list-level-properties>
      </text:list-level-style-number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2972in" fo:margin-left="1.0555in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972in" fo:margin-left="1.7508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2972in" fo:margin-left="2.4457in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2972in" fo:margin-left="3.1409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972in" fo:margin-left="3.8362in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2972in" fo:margin-left="4.5311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2972in" fo:margin-left="5.226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1665in" fo:margin-left="0.2362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09in" fo:margin-left="0.5264in"/>
        </style:list-level-properties>
      </text:list-level-style-number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2909in" fo:margin-left="1.2043in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2909in" fo:margin-left="1.8807in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2909in" fo:margin-left="2.5571in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2909in" fo:margin-left="3.2339in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2909in" fo:margin-left="3.9102in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2909in" fo:margin-left="4.5866in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2909in" fo:margin-left="5.2638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1665in" fo:margin-left="0.2362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09in" fo:margin-left="0.5264in"/>
        </style:list-level-properties>
      </text:list-level-style-number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2909in" fo:margin-left="1.2043in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2909in" fo:margin-left="1.8807in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2909in" fo:margin-left="2.5571in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2909in" fo:margin-left="3.2339in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2909in" fo:margin-left="3.9102in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2909in" fo:margin-left="4.5866in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2909in" fo:margin-left="5.2638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1" text:start-value="4">
        <style:list-level-properties text:list-level-position-and-space-mode="label-alignment">
          <style:list-level-label-alignment text:label-followed-by="listtab" fo:text-indent="-0.25in" fo:margin-left="0.3189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189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189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189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189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189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189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189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18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>
      <loext:graphic-properties draw:fill="solid" draw:fill-color="#000000"/>
      <style:paragraph-properties fo:text-align="start"/>
      <style:text-properties fo:font-size="18pt"/>
    </style:style>
    <style:style style:name="MP3" style:family="paragraph" style:parent-style-name="Frame_20_contents">
      <style:paragraph-properties fo:margin-left="0.0138in" fo:margin-top="0.0091in" fo:margin-bottom="0in" style:contextual-spacing="fals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Frame_20_contents">
      <style:paragraph-properties fo:margin-left="0.0138in" fo:margin-top="0.0146in" fo:margin-bottom="0in" style:contextual-spacing="false"/>
    </style:style>
    <style:style style:name="MP6" style:family="paragraph" style:parent-style-name="Frame_20_contents">
      <style:paragraph-properties fo:margin-left="0.0138in" fo:margin-top="0.0091in" fo:margin-bottom="0in" style:contextual-spacing="false"/>
      <style:text-properties fo:font-size="10pt" style:font-size-asian="10pt"/>
    </style:style>
    <style:style style:name="MP7" style:family="paragraph" style:parent-style-name="Frame_20_contents">
      <style:paragraph-properties fo:margin-left="0.0138in" fo:margin-top="0.0091in" fo:margin-bottom="0in" style:contextual-spacing="false"/>
      <style:text-properties officeooo:rsid="000b873d" officeooo:paragraph-rsid="000b873d"/>
    </style:style>
    <style:style style:name="MP8" style:family="paragraph" style:parent-style-name="Frame_20_contents">
      <style:paragraph-properties fo:margin-left="0.0417in" fo:margin-top="0.0102in" fo:margin-bottom="0in" style:contextual-spacing="false"/>
    </style:style>
    <style:style style:name="MP9" style:family="paragraph" style:parent-style-name="Frame_20_contents">
      <style:paragraph-properties fo:margin-left="0.0138in" fo:margin-top="0.0091in" fo:margin-bottom="0in" style:contextual-spacing="false"/>
      <style:text-properties officeooo:rsid="000d7d06" officeooo:paragraph-rsid="000d7d06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officeooo:rsid="000b873d" style:font-size-asian="10pt"/>
    </style:style>
    <style:style style:name="MT3" style:family="text">
      <style:text-properties fo:font-size="10pt" fo:letter-spacing="-0.0028in" style:font-size-asian="10pt"/>
    </style:style>
    <style:style style:name="MT4" style:family="text">
      <style:text-properties fo:font-size="10pt" fo:letter-spacing="-0.0063in" style:font-size-asian="10pt"/>
    </style:style>
    <style:style style:name="MT5" style:family="text">
      <style:text-properties fo:font-size="10pt" fo:letter-spacing="-0.0035in" style:font-size-asian="10pt"/>
    </style:style>
    <style:style style:name="MT6" style:family="text">
      <style:text-properties style:font-name="Symbol" fo:font-size="10pt" style:font-size-asian="10pt"/>
    </style:style>
    <style:style style:name="MT7" style:family="text">
      <style:text-properties fo:font-size="10pt" fo:letter-spacing="0.002in" style:font-size-asian="10pt"/>
    </style:style>
    <style:style style:name="MT8" style:family="text">
      <style:text-properties fo:font-size="10pt" fo:language="en" fo:country="US" style:font-size-asian="10pt"/>
    </style:style>
    <style:style style:name="MT9" style:family="text">
      <style:text-properties style:font-name="Arial MT" fo:font-size="10pt" style:font-size-asian="10pt"/>
    </style:style>
    <style:style style:name="MT10" style:family="text">
      <style:text-properties style:font-name="Arial MT" fo:font-size="10pt" fo:letter-spacing="-0.002in" style:font-size-asian="10pt"/>
    </style:style>
    <style:style style:name="MT11" style:family="text">
      <style:text-properties style:font-name="Arial MT" fo:font-size="10pt" officeooo:rsid="000b873d" style:font-size-asian="10pt"/>
    </style:style>
    <style:style style:name="MT12" style:family="text">
      <style:text-properties style:font-name="Arial MT" fo:font-size="10pt" officeooo:rsid="000d7d06" style:font-size-asian="10pt"/>
    </style:style>
    <style:style style:name="Mgr1" style:family="graphic">
      <style:graphic-properties draw:stroke="none" svg:stroke-width="0in" draw:fill="solid" draw:fill-color="#000000" draw:textarea-vertical-align="top" draw:auto-grow-height="false" fo:min-height="0in" fo:min-width="6.1898in" fo:padding-top="0.0492in" fo:padding-bottom="0.0492in" fo:padding-left="0.0984in" fo:padding-right="0.0984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in" draw:fill="none" loext:fill-use-slide-background="false" draw:textarea-vertical-align="top" draw:auto-grow-height="false" fo:min-height="0.1839in" fo:min-width="2.8055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in" draw:fill="none" loext:fill-use-slide-background="false" draw:textarea-vertical-align="top" draw:auto-grow-height="false" fo:min-height="0.1839in" fo:min-width="1.0272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in" draw:fill="none" loext:fill-use-slide-background="false" draw:textarea-vertical-align="top" draw:auto-grow-height="false" fo:min-height="0.1839in" fo:min-width="2.03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 style:parent-style-name="Frame">
      <style:graphic-properties draw:stroke="none" svg:stroke-width="0in" draw:fill="none" loext:fill-use-slide-background="false" draw:textarea-vertical-align="top" draw:auto-grow-height="false" fo:min-height="0.2in" fo:min-width="0.822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6" style:family="graphic" style:parent-style-name="Frame">
      <style:graphic-properties draw:stroke="none" svg:stroke-width="0in" draw:fill="none" loext:fill-use-slide-background="false" draw:textarea-vertical-align="top" draw:auto-grow-height="false" fo:min-height="0.1839in" fo:min-width="0.209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7" style:family="graphic" style:parent-style-name="Frame">
      <style:graphic-properties draw:stroke="none" svg:stroke-width="0in" draw:fill="none" loext:fill-use-slide-background="false" draw:textarea-vertical-align="top" draw:auto-grow-height="false" fo:min-height="0.1839in" fo:min-width="1.5362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8" style:family="graphic">
      <style:graphic-properties draw:stroke="none" svg:stroke-width="0in" draw:fill="solid" draw:fill-color="#000000" draw:textarea-vertical-align="top" draw:auto-grow-height="false" fo:min-height="0in" fo:min-width="6.2228in" fo:padding-top="0.0492in" fo:padding-bottom="0.0492in" fo:padding-left="0.0984in" fo:padding-right="0.0984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9" style:family="graphic" style:parent-style-name="Frame">
      <style:graphic-properties draw:stroke="none" svg:stroke-width="0in" draw:fill="none" loext:fill-use-slide-background="false" draw:textarea-vertical-align="top" draw:auto-grow-height="false" fo:min-height="0.2in" fo:min-width="0.8957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10" style:family="graphic" style:parent-style-name="Frame">
      <style:graphic-properties draw:stroke="none" svg:stroke-width="0in" draw:fill="none" loext:fill-use-slide-background="false" draw:textarea-vertical-align="top" draw:auto-grow-height="false" fo:min-height="0.1854in" fo:min-width="0.2937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9165in" fo:margin-bottom="0.1945in" fo:margin-left="0.9307in" fo:margin-right="0.72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02in" fo:margin-bottom="0.7425in" fo:margin-left="0.9307in" fo:margin-right="0.722in" style:writing-mode="lr-tb" style:layout-grid-color="#c0c0c0" style:layout-grid-lines="2514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146in" fo:margin-left="0in" fo:margin-right="0in" fo:margin-bottom="0.3752in" style:dynamic-spacing="true"/>
      </style:header-style>
      <style:footer-style>
        <style:header-footer-properties fo:min-height="0.1327in" fo:margin-left="0in" fo:margin-right="0in" fo:margin-top="0.0929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502in" fo:margin-bottom="0.8319in" fo:margin-left="0.9307in" fo:margin-right="0.722in" style:writing-mode="lr-tb" style:layout-grid-color="#c0c0c0" style:layout-grid-lines="2493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146in" fo:margin-left="0in" fo:margin-right="0in" fo:margin-bottom="0.3752in" style:dynamic-spacing="true"/>
      </style:header-style>
      <style:footer-style>
        <style:header-footer-properties fo:min-height="0.1264in" fo:margin-left="0in" fo:margin-right="0in" fo:margin-top="0.0866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 loext:marker-style-name="MT1"><draw:custom-shape text:anchor-type="char" draw:z-index="0" draw:name="Rectangle 12" draw:style-name="Mgr1" draw:text-style-name="MP2" svg:width="6.3862in" svg:height="0.0071in" svg:x="0.9154in" svg:y="0.659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Text Box 11" draw:style-name="Mgr2" draw:text-style-name="MP4" svg:width="2.8051in" svg:height="0.1835in" svg:x="0.9862in" svg:y="0.4882in"><text:p text:style-name="MP3" loext:marker-style-name="MT1"><text:span text:style-name="MT1">„</text:span><text:span text:style-name="MT2">AkuHouse-Online aukcija</text:span><text:span text:style-name="MT1">“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10" draw:style-name="Mgr3" draw:text-style-name="MP4" svg:width="1.0268in" svg:height="0.1835in" svg:x="6.2154in" svg:y="0.4882in"><text:p text:style-name="MP3" loext:marker-style-name="MT1"><text:span text:style-name="MT1">Prijedlog</text:span><text:span text:style-name="MT3"> </text:span><text:span text:style-name="MT1">projekt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3" draw:name="Text Box 9" draw:style-name="Mgr4" draw:text-style-name="MP4" svg:width="2.0307in" svg:height="0.1835in" svg:x="0.9862in" svg:y="10.8008in"><text:p text:style-name="MP3" loext:marker-style-name="MT1"><text:span text:style-name="MT1">Projektiranje</text:span><text:span text:style-name="MT4"> </text:span><text:span text:style-name="MT1">informacijskih</text:span><text:span text:style-name="MT5"> </text:span><text:span text:style-name="MT1">sustav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Text Box 8" draw:style-name="Mgr5" draw:text-style-name="MP4" svg:width="0.8217in" svg:height="0.1996in" svg:x="3.6043in" svg:y="10.7984in"><text:p text:style-name="MP5" loext:marker-style-name="MT1"><text:span text:style-name="MT6"></text:span><text:span text:style-name="MT1">FSRE,</text:span><text:span text:style-name="MT7"> </text:span><text:span text:style-name="MT1">202</text:span><text:span text:style-name="MT2">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Text Box 7" draw:style-name="Mgr6" draw:text-style-name="MP4" svg:width="0.2087in" svg:height="0.1835in" svg:x="7.2091in" svg:y="10.8008in"><text:p text:style-name="MP3" loext:marker-style-name="MT1"><text:span text:style-name="MT1">2/6</text:span><text:span text:style-name="MT1"/></text:p><text:p text:style-name="MP6" loext:marker-style-name="MT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3" draw:style-name="Mdp1">
      <style:header>
        <text:p text:style-name="MP1" loext:marker-style-name="MT1"><draw:custom-shape text:anchor-type="char" draw:z-index="7" draw:name="Text Box 5" draw:style-name="Mgr7" draw:text-style-name="MP4" svg:width="1.5358in" svg:height="0.1835in" svg:x="0.9862in" svg:y="0.4882in"><text:p text:style-name="MP7" loext:marker-style-name="MT8"><text:span text:style-name="MT8">AkuHousr-Online aukcij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Rectangle 6" draw:style-name="Mgr1" draw:text-style-name="MP2" svg:width="6.3862in" svg:height="0.0071in" svg:x="0.9154in" svg:y="0.659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Text Box 4" draw:style-name="Mgr3" draw:text-style-name="MP4" svg:width="1.0268in" svg:height="0.1835in" svg:x="6.2154in" svg:y="0.4882in"><text:p text:style-name="MP3" loext:marker-style-name="MT1"><text:span text:style-name="MT1">Prijedlog</text:span><text:span text:style-name="MT3"> </text:span><text:span text:style-name="MT1">projekt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9" draw:name="Freeform 3" draw:style-name="Mgr8" draw:text-style-name="MP2" svg:width="6.4197in" svg:height="0.0071in" svg:x="0.9252in" svg:y="10.6665in"><text:p/><draw:enhanced-geometry draw:mirror-horizontal="false" draw:mirror-vertical="false" draw:glue-points="?f1 ?f3 ?f5 ?f7 ?f9 ?f11 ?f13 ?f15 ?f17 ?f19 ?f21 ?f23 ?f25 ?f27" drawooo:sub-view-size="9244 10" draw:text-areas="0 0 ?f28 ?f29" svg:viewBox="0 0 0 0" draw:type="ooxml-non-primitive" draw:enhanced-path="M 9244 0 L 3080 0 0 0 0 10 3080 10 9244 10 9244 0 Z N"><draw:equation draw:name="f0" draw:formula="0+10576-1332"/><draw:equation draw:name="f1" draw:formula="?f0 *logwidth/9244"/><draw:equation draw:name="f2" draw:formula="0+15360-15360"/><draw:equation draw:name="f3" draw:formula="15360*logheight/10"/><draw:equation draw:name="f4" draw:formula="0+4412-1332"/><draw:equation draw:name="f5" draw:formula="?f4 *logwidth/9244"/><draw:equation draw:name="f6" draw:formula="0+15360-15360"/><draw:equation draw:name="f7" draw:formula="15360*logheight/10"/><draw:equation draw:name="f8" draw:formula="0+1332-1332"/><draw:equation draw:name="f9" draw:formula="?f8 *logwidth/9244"/><draw:equation draw:name="f10" draw:formula="0+15360-15360"/><draw:equation draw:name="f11" draw:formula="15360*logheight/10"/><draw:equation draw:name="f12" draw:formula="0+1332-1332"/><draw:equation draw:name="f13" draw:formula="?f12 *logwidth/9244"/><draw:equation draw:name="f14" draw:formula="0+15370-15360"/><draw:equation draw:name="f15" draw:formula="15370*logheight/10"/><draw:equation draw:name="f16" draw:formula="0+4412-1332"/><draw:equation draw:name="f17" draw:formula="?f16 *logwidth/9244"/><draw:equation draw:name="f18" draw:formula="0+15370-15360"/><draw:equation draw:name="f19" draw:formula="15370*logheight/10"/><draw:equation draw:name="f20" draw:formula="0+10576-1332"/><draw:equation draw:name="f21" draw:formula="?f20 *logwidth/9244"/><draw:equation draw:name="f22" draw:formula="0+15370-15360"/><draw:equation draw:name="f23" draw:formula="15370*logheight/10"/><draw:equation draw:name="f24" draw:formula="0+10576-1332"/><draw:equation draw:name="f25" draw:formula="?f24 *logwidth/9244"/><draw:equation draw:name="f26" draw:formula="0+15360-15360"/><draw:equation draw:name="f27" draw:formula="15360*logheight/10"/><draw:equation draw:name="f28" draw:formula="logwidth"/><draw:equation draw:name="f29" draw:formula="logheight"/></draw:enhanced-geometry></draw:custom-shape><draw:custom-shape text:anchor-type="char" draw:z-index="10" draw:name="Text Box 2" draw:style-name="Mgr9" draw:text-style-name="MP4" svg:width="0.8953in" svg:height="0.1996in" svg:x="3.4472in" svg:y="10.6618in"><text:p text:style-name="MP5" loext:marker-style-name="MT9"><text:span text:style-name="MT6"></text:span><text:span text:style-name="MT9">FSRE,</text:span><text:span text:style-name="MT10"> </text:span><text:span text:style-name="MT9">202</text:span><text:span text:style-name="MT11">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Text Box 1" draw:style-name="Mgr10" draw:text-style-name="MP4" svg:width="0.2933in" svg:height="0.185in" svg:x="7.0382in" svg:y="10.6689in"><text:p text:style-name="MP8" loext:marker-style-name="MT9"><text:page-number text:select-page="current">3</text:page-number><text:span text:style-name="MT9">/6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3" style:page-layout-name="Mpm3" draw:style-name="Mdp1">
      <style:header>
        <text:p text:style-name="MP1" loext:marker-style-name="MT1"><draw:custom-shape text:anchor-type="char" draw:z-index="13" draw:name="Rectangle 1" draw:style-name="Mgr1" draw:text-style-name="MP2" svg:width="6.3862in" svg:height="0.0071in" svg:x="0.9154in" svg:y="0.659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5" draw:name="Text Box 3" draw:style-name="Mgr7" draw:text-style-name="MP4" svg:width="1.5358in" svg:height="0.1835in" svg:x="0.9862in" svg:y="0.4882in"><text:p text:style-name="MP7" loext:marker-style-name="MT8"><text:span text:style-name="MT8">AkuHouse-Online aukcij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Text Box 6" draw:style-name="Mgr3" draw:text-style-name="MP4" svg:width="1.0268in" svg:height="0.1835in" svg:x="6.2154in" svg:y="0.4882in"><text:p text:style-name="MP3" loext:marker-style-name="MT1"><text:span text:style-name="MT1">Prijedlog</text:span><text:span text:style-name="MT3"> </text:span><text:span text:style-name="MT1">projekt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19" draw:name="Freeform 1" draw:style-name="Mgr8" draw:text-style-name="MP2" svg:width="6.4197in" svg:height="0.0071in" svg:x="0.9252in" svg:y="10.6665in"><text:p/><draw:enhanced-geometry draw:mirror-horizontal="false" draw:mirror-vertical="false" draw:glue-points="?f1 ?f3 ?f5 ?f7 ?f9 ?f11 ?f13 ?f15 ?f17 ?f19 ?f21 ?f23 ?f25 ?f27" drawooo:sub-view-size="9244 10" draw:text-areas="0 0 ?f28 ?f29" svg:viewBox="0 0 0 0" draw:type="ooxml-non-primitive" draw:enhanced-path="M 9244 0 L 3080 0 0 0 0 10 3080 10 9244 10 9244 0 Z N"><draw:equation draw:name="f0" draw:formula="0+10576-1332"/><draw:equation draw:name="f1" draw:formula="?f0 *logwidth/9244"/><draw:equation draw:name="f2" draw:formula="0+15360-15360"/><draw:equation draw:name="f3" draw:formula="15360*logheight/10"/><draw:equation draw:name="f4" draw:formula="0+4412-1332"/><draw:equation draw:name="f5" draw:formula="?f4 *logwidth/9244"/><draw:equation draw:name="f6" draw:formula="0+15360-15360"/><draw:equation draw:name="f7" draw:formula="15360*logheight/10"/><draw:equation draw:name="f8" draw:formula="0+1332-1332"/><draw:equation draw:name="f9" draw:formula="?f8 *logwidth/9244"/><draw:equation draw:name="f10" draw:formula="0+15360-15360"/><draw:equation draw:name="f11" draw:formula="15360*logheight/10"/><draw:equation draw:name="f12" draw:formula="0+1332-1332"/><draw:equation draw:name="f13" draw:formula="?f12 *logwidth/9244"/><draw:equation draw:name="f14" draw:formula="0+15370-15360"/><draw:equation draw:name="f15" draw:formula="15370*logheight/10"/><draw:equation draw:name="f16" draw:formula="0+4412-1332"/><draw:equation draw:name="f17" draw:formula="?f16 *logwidth/9244"/><draw:equation draw:name="f18" draw:formula="0+15370-15360"/><draw:equation draw:name="f19" draw:formula="15370*logheight/10"/><draw:equation draw:name="f20" draw:formula="0+10576-1332"/><draw:equation draw:name="f21" draw:formula="?f20 *logwidth/9244"/><draw:equation draw:name="f22" draw:formula="0+15370-15360"/><draw:equation draw:name="f23" draw:formula="15370*logheight/10"/><draw:equation draw:name="f24" draw:formula="0+10576-1332"/><draw:equation draw:name="f25" draw:formula="?f24 *logwidth/9244"/><draw:equation draw:name="f26" draw:formula="0+15360-15360"/><draw:equation draw:name="f27" draw:formula="15360*logheight/10"/><draw:equation draw:name="f28" draw:formula="logwidth"/><draw:equation draw:name="f29" draw:formula="logheight"/></draw:enhanced-geometry></draw:custom-shape><draw:custom-shape text:anchor-type="char" draw:z-index="21" draw:name="Text Box 12" draw:style-name="Mgr9" draw:text-style-name="MP4" svg:width="0.8953in" svg:height="0.1996in" svg:x="3.4472in" svg:y="10.6618in"><text:p text:style-name="MP5" loext:marker-style-name="MT9"><text:span text:style-name="MT6"></text:span><text:span text:style-name="MT9">FSRE,</text:span><text:span text:style-name="MT10"> </text:span><text:span text:style-name="MT9">202</text:span><text:span text:style-name="MT12">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3" draw:name="Text Box 13" draw:style-name="Mgr10" draw:text-style-name="MP4" svg:width="0.2933in" svg:height="0.185in" svg:x="7.0382in" svg:y="10.6689in"><text:p text:style-name="MP8" loext:marker-style-name="MT9"><text:page-number text:select-page="current">5</text:page-number><text:span text:style-name="MT9">/6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4" style:page-layout-name="Mpm3" draw:style-name="Mdp1">
      <style:header>
        <text:p text:style-name="MP1" loext:marker-style-name="MT1"><draw:custom-shape text:anchor-type="char" draw:z-index="25" draw:name="Rectangle 2" draw:style-name="Mgr1" draw:text-style-name="MP2" svg:width="6.3862in" svg:height="0.0071in" svg:x="0.9154in" svg:y="0.659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7" draw:name="Text Box 14" draw:style-name="Mgr7" draw:text-style-name="MP4" svg:width="1.5358in" svg:height="0.1835in" svg:x="0.9862in" svg:y="0.4882in"><text:p text:style-name="MP9" loext:marker-style-name="MT8"><text:span text:style-name="MT8">AkuHouse-Onlie aukcij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9" draw:name="Text Box 15" draw:style-name="Mgr3" draw:text-style-name="MP4" svg:width="1.0268in" svg:height="0.1835in" svg:x="6.2154in" svg:y="0.4882in"><text:p text:style-name="MP3" loext:marker-style-name="MT1"><text:span text:style-name="MT1">Prijedlog</text:span><text:span text:style-name="MT3"> </text:span><text:span text:style-name="MT1">projekt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31" draw:name="Freeform 2" draw:style-name="Mgr8" draw:text-style-name="MP2" svg:width="6.4197in" svg:height="0.0071in" svg:x="0.9252in" svg:y="10.6665in"><text:p/><draw:enhanced-geometry draw:mirror-horizontal="false" draw:mirror-vertical="false" draw:glue-points="?f1 ?f3 ?f5 ?f7 ?f9 ?f11 ?f13 ?f15 ?f17 ?f19 ?f21 ?f23 ?f25 ?f27" drawooo:sub-view-size="9244 10" draw:text-areas="0 0 ?f28 ?f29" svg:viewBox="0 0 0 0" draw:type="ooxml-non-primitive" draw:enhanced-path="M 9244 0 L 3080 0 0 0 0 10 3080 10 9244 10 9244 0 Z N"><draw:equation draw:name="f0" draw:formula="0+10576-1332"/><draw:equation draw:name="f1" draw:formula="?f0 *logwidth/9244"/><draw:equation draw:name="f2" draw:formula="0+15360-15360"/><draw:equation draw:name="f3" draw:formula="15360*logheight/10"/><draw:equation draw:name="f4" draw:formula="0+4412-1332"/><draw:equation draw:name="f5" draw:formula="?f4 *logwidth/9244"/><draw:equation draw:name="f6" draw:formula="0+15360-15360"/><draw:equation draw:name="f7" draw:formula="15360*logheight/10"/><draw:equation draw:name="f8" draw:formula="0+1332-1332"/><draw:equation draw:name="f9" draw:formula="?f8 *logwidth/9244"/><draw:equation draw:name="f10" draw:formula="0+15360-15360"/><draw:equation draw:name="f11" draw:formula="15360*logheight/10"/><draw:equation draw:name="f12" draw:formula="0+1332-1332"/><draw:equation draw:name="f13" draw:formula="?f12 *logwidth/9244"/><draw:equation draw:name="f14" draw:formula="0+15370-15360"/><draw:equation draw:name="f15" draw:formula="15370*logheight/10"/><draw:equation draw:name="f16" draw:formula="0+4412-1332"/><draw:equation draw:name="f17" draw:formula="?f16 *logwidth/9244"/><draw:equation draw:name="f18" draw:formula="0+15370-15360"/><draw:equation draw:name="f19" draw:formula="15370*logheight/10"/><draw:equation draw:name="f20" draw:formula="0+10576-1332"/><draw:equation draw:name="f21" draw:formula="?f20 *logwidth/9244"/><draw:equation draw:name="f22" draw:formula="0+15370-15360"/><draw:equation draw:name="f23" draw:formula="15370*logheight/10"/><draw:equation draw:name="f24" draw:formula="0+10576-1332"/><draw:equation draw:name="f25" draw:formula="?f24 *logwidth/9244"/><draw:equation draw:name="f26" draw:formula="0+15360-15360"/><draw:equation draw:name="f27" draw:formula="15360*logheight/10"/><draw:equation draw:name="f28" draw:formula="logwidth"/><draw:equation draw:name="f29" draw:formula="logheight"/></draw:enhanced-geometry></draw:custom-shape><draw:custom-shape text:anchor-type="char" draw:z-index="33" draw:name="Text Box 16" draw:style-name="Mgr9" draw:text-style-name="MP4" svg:width="0.8953in" svg:height="0.1996in" svg:x="3.4472in" svg:y="10.6618in"><text:p text:style-name="MP5" loext:marker-style-name="MT9"><text:span text:style-name="MT6"></text:span><text:span text:style-name="MT9">FSRE,</text:span><text:span text:style-name="MT10"> </text:span><text:span text:style-name="MT9">202</text:span><text:span text:style-name="MT12">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5" draw:name="Text Box 17" draw:style-name="Mgr10" draw:text-style-name="MP4" svg:width="0.2933in" svg:height="0.185in" svg:x="7.0382in" svg:y="10.6689in"><text:p text:style-name="MP8" loext:marker-style-name="MT9"><text:page-number text:select-page="current">7</text:page-number><text:span text:style-name="MT9">/6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Novine-PrijedlogProjekta</dc:title>
    <dc:subject>naslovnica dokumenta</dc:subject>
    <meta:initial-creator>Krešimir Fertalj</meta:initial-creator>
    <meta:editing-cycles>5</meta:editing-cycles>
    <meta:creation-date>2024-04-09T22:01:00</meta:creation-date>
    <dc:date>2025-04-13T20:25:36.364543599</dc:date>
    <meta:editing-duration>PT1H34M41S</meta:editing-duration>
    <meta:generator>LibreOffice/24.8.6.2$Linux_X86_64 LibreOffice_project/480$Build-2</meta:generator>
    <meta:document-statistic meta:table-count="0" meta:image-count="0" meta:object-count="0" meta:page-count="7" meta:paragraph-count="74" meta:word-count="862" meta:character-count="6447" meta:non-whitespace-character-count="5664"/>
    <meta:user-defined meta:name="AppVersion">15.0000</meta:user-defined>
    <meta:user-defined meta:name="Created" meta:value-type="date">2023-05-29T00:00:00</meta:user-defined>
    <meta:user-defined meta:name="Creator">Microsoft® Word 2016</meta:user-defined>
    <meta:user-defined meta:name="LastSaved" meta:value-type="date">2023-08-19T00:00:00</meta:user-defined>
    <meta:template xlink:type="simple" xlink:actuate="onRequest" xlink:title="Normal" xlink:href=""/>
  </office:meta>
</office:document-meta>
</file>